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llGraphBuilder_6d0fb6308e90fd1a5e40d5e35c80150c80c0c8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7097" calcext:value-type="float">
            <text:p>397097</text:p>
          </table:table-cell>
          <table:table-cell table:formula="of:=ROUND([.B1]/[.A1];0)" office:value-type="float" office:value="99274" calcext:value-type="float">
            <text:p>99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9712" calcext:value-type="float">
            <text:p>929712</text:p>
          </table:table-cell>
          <table:table-cell table:formula="of:=ROUND([.B2]/[.A2];0)" office:value-type="float" office:value="232428" calcext:value-type="float">
            <text:p>232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969" calcext:value-type="float">
            <text:p>222969</text:p>
          </table:table-cell>
          <table:table-cell table:formula="of:=ROUND([.B3]/[.A3];0)" office:value-type="float" office:value="55742" calcext:value-type="float">
            <text:p>55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7114" calcext:value-type="float">
            <text:p>887114</text:p>
          </table:table-cell>
          <table:table-cell table:formula="of:=ROUND([.B4]/[.A4];0)" office:value-type="float" office:value="177423" calcext:value-type="float">
            <text:p>177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1467" calcext:value-type="float">
            <text:p>901467</text:p>
          </table:table-cell>
          <table:table-cell table:formula="of:=ROUND([.B5]/[.A5];0)" office:value-type="float" office:value="180293" calcext:value-type="float">
            <text:p>1802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4859" calcext:value-type="float">
            <text:p>544859</text:p>
          </table:table-cell>
          <table:table-cell table:formula="of:=ROUND([.B6]/[.A6];0)" office:value-type="float" office:value="90810" calcext:value-type="float">
            <text:p>908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281" calcext:value-type="float">
            <text:p>440281</text:p>
          </table:table-cell>
          <table:table-cell table:formula="of:=ROUND([.B7]/[.A7];0)" office:value-type="float" office:value="62897" calcext:value-type="float">
            <text:p>62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1051" calcext:value-type="float">
            <text:p>741051</text:p>
          </table:table-cell>
          <table:table-cell table:formula="of:=ROUND([.B8]/[.A8];0)" office:value-type="float" office:value="92631" calcext:value-type="float">
            <text:p>92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6999" calcext:value-type="float">
            <text:p>726999</text:p>
          </table:table-cell>
          <table:table-cell table:formula="of:=ROUND([.B9]/[.A9];0)" office:value-type="float" office:value="90875" calcext:value-type="float">
            <text:p>90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6388" calcext:value-type="float">
            <text:p>706388</text:p>
          </table:table-cell>
          <table:table-cell table:formula="of:=ROUND([.B10]/[.A10];0)" office:value-type="float" office:value="88299" calcext:value-type="float">
            <text:p>88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4328" calcext:value-type="float">
            <text:p>1124328</text:p>
          </table:table-cell>
          <table:table-cell table:formula="of:=ROUND([.B11]/[.A11];0)" office:value-type="float" office:value="112433" calcext:value-type="float">
            <text:p>112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5172" calcext:value-type="float">
            <text:p>805172</text:p>
          </table:table-cell>
          <table:table-cell table:formula="of:=ROUND([.B12]/[.A12];0)" office:value-type="float" office:value="80517" calcext:value-type="float">
            <text:p>805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2521" calcext:value-type="float">
            <text:p>1032521</text:p>
          </table:table-cell>
          <table:table-cell table:formula="of:=ROUND([.B13]/[.A13];0)" office:value-type="float" office:value="103252" calcext:value-type="float">
            <text:p>103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6454" calcext:value-type="float">
            <text:p>966454</text:p>
          </table:table-cell>
          <table:table-cell table:formula="of:=ROUND([.B14]/[.A14];0)" office:value-type="float" office:value="74343" calcext:value-type="float">
            <text:p>743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9647" calcext:value-type="float">
            <text:p>669647</text:p>
          </table:table-cell>
          <table:table-cell table:formula="of:=ROUND([.B15]/[.A15];0)" office:value-type="float" office:value="35245" calcext:value-type="float">
            <text:p>35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72954" calcext:value-type="float">
            <text:p>4272954</text:p>
          </table:table-cell>
          <table:table-cell table:formula="of:=ROUND([.B16]/[.A16];0)" office:value-type="float" office:value="224892" calcext:value-type="float">
            <text:p>2248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4338" calcext:value-type="float">
            <text:p>1174338</text:p>
          </table:table-cell>
          <table:table-cell table:formula="of:=ROUND([.B17]/[.A17];0)" office:value-type="float" office:value="55921" calcext:value-type="float">
            <text:p>559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60921" calcext:value-type="float">
            <text:p>1460921</text:p>
          </table:table-cell>
          <table:table-cell table:formula="of:=ROUND([.B18]/[.A18];0)" office:value-type="float" office:value="69568" calcext:value-type="float">
            <text:p>695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96173" calcext:value-type="float">
            <text:p>1896173</text:p>
          </table:table-cell>
          <table:table-cell table:formula="of:=ROUND([.B19]/[.A19];0)" office:value-type="float" office:value="90294" calcext:value-type="float">
            <text:p>90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5131" calcext:value-type="float">
            <text:p>1715131</text:p>
          </table:table-cell>
          <table:table-cell table:formula="of:=ROUND([.B20]/[.A20];0)" office:value-type="float" office:value="81673" calcext:value-type="float">
            <text:p>81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1676" calcext:value-type="float">
            <text:p>1841676</text:p>
          </table:table-cell>
          <table:table-cell table:formula="of:=ROUND([.B21]/[.A21];0)" office:value-type="float" office:value="87699" calcext:value-type="float">
            <text:p>876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87468" calcext:value-type="float">
            <text:p>1787468</text:p>
          </table:table-cell>
          <table:table-cell table:formula="of:=ROUND([.B22]/[.A22];0)" office:value-type="float" office:value="81249" calcext:value-type="float">
            <text:p>812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66825" calcext:value-type="float">
            <text:p>2266825</text:p>
          </table:table-cell>
          <table:table-cell table:formula="of:=ROUND([.B23]/[.A23];0)" office:value-type="float" office:value="103038" calcext:value-type="float">
            <text:p>103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84740" calcext:value-type="float">
            <text:p>1784740</text:p>
          </table:table-cell>
          <table:table-cell table:formula="of:=ROUND([.B24]/[.A24];0)" office:value-type="float" office:value="77597" calcext:value-type="float">
            <text:p>775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2217" calcext:value-type="float">
            <text:p>1892217</text:p>
          </table:table-cell>
          <table:table-cell table:formula="of:=ROUND([.B25]/[.A25];0)" office:value-type="float" office:value="78842" calcext:value-type="float">
            <text:p>788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0813" calcext:value-type="float">
            <text:p>1870813</text:p>
          </table:table-cell>
          <table:table-cell table:formula="of:=ROUND([.B26]/[.A26];0)" office:value-type="float" office:value="77951" calcext:value-type="float">
            <text:p>779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1595" calcext:value-type="float">
            <text:p>2031595</text:p>
          </table:table-cell>
          <table:table-cell table:formula="of:=ROUND([.B27]/[.A27];0)" office:value-type="float" office:value="78138" calcext:value-type="float">
            <text:p>781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7082" calcext:value-type="float">
            <text:p>1957082</text:p>
          </table:table-cell>
          <table:table-cell table:formula="of:=ROUND([.B28]/[.A28];0)" office:value-type="float" office:value="72485" calcext:value-type="float">
            <text:p>724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3761" calcext:value-type="float">
            <text:p>2083761</text:p>
          </table:table-cell>
          <table:table-cell table:formula="of:=ROUND([.B29]/[.A29];0)" office:value-type="float" office:value="77176" calcext:value-type="float">
            <text:p>77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62053" calcext:value-type="float">
            <text:p>4462053</text:p>
          </table:table-cell>
          <table:table-cell table:formula="of:=ROUND([.B30]/[.A30];0)" office:value-type="float" office:value="165261" calcext:value-type="float">
            <text:p>1652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5086" calcext:value-type="float">
            <text:p>735086</text:p>
          </table:table-cell>
          <table:table-cell table:formula="of:=ROUND([.B31]/[.A31];0)" office:value-type="float" office:value="23712" calcext:value-type="float">
            <text:p>23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6917" calcext:value-type="float">
            <text:p>1286917</text:p>
          </table:table-cell>
          <table:table-cell table:formula="of:=ROUND([.B32]/[.A32];0)" office:value-type="float" office:value="32998" calcext:value-type="float">
            <text:p>329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8332" calcext:value-type="float">
            <text:p>1348332</text:p>
          </table:table-cell>
          <table:table-cell table:formula="of:=ROUND([.B33]/[.A33];0)" office:value-type="float" office:value="32103" calcext:value-type="float">
            <text:p>321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3208" calcext:value-type="float">
            <text:p>1433208</text:p>
          </table:table-cell>
          <table:table-cell table:formula="of:=ROUND([.B34]/[.A34];0)" office:value-type="float" office:value="34124" calcext:value-type="float">
            <text:p>341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3235" calcext:value-type="float">
            <text:p>1463235</text:p>
          </table:table-cell>
          <table:table-cell table:formula="of:=ROUND([.B35]/[.A35];0)" office:value-type="float" office:value="34839" calcext:value-type="float">
            <text:p>348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6744" calcext:value-type="float">
            <text:p>1806744</text:p>
          </table:table-cell>
          <table:table-cell table:formula="of:=ROUND([.B36]/[.A36];0)" office:value-type="float" office:value="43018" calcext:value-type="float">
            <text:p>43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95406" calcext:value-type="float">
            <text:p>1795406</text:p>
          </table:table-cell>
          <table:table-cell table:formula="of:=ROUND([.B37]/[.A37];0)" office:value-type="float" office:value="41754" calcext:value-type="float">
            <text:p>417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56652" calcext:value-type="float">
            <text:p>3256652</text:p>
          </table:table-cell>
          <table:table-cell table:formula="of:=ROUND([.B38]/[.A38];0)" office:value-type="float" office:value="72370" calcext:value-type="float">
            <text:p>723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4" calcext:value-type="float">
            <text:p>1836314</text:p>
          </table:table-cell>
          <table:table-cell table:formula="of:=ROUND([.B39]/[.A39];0)" office:value-type="float" office:value="39920" calcext:value-type="float">
            <text:p>399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0300" calcext:value-type="float">
            <text:p>1450300</text:p>
          </table:table-cell>
          <table:table-cell table:formula="of:=ROUND([.B40]/[.A40];0)" office:value-type="float" office:value="30215" calcext:value-type="float">
            <text:p>302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315" calcext:value-type="float">
            <text:p>1442315</text:p>
          </table:table-cell>
          <table:table-cell table:formula="of:=ROUND([.B41]/[.A41];0)" office:value-type="float" office:value="27213" calcext:value-type="float">
            <text:p>272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11828" calcext:value-type="float">
            <text:p>2911828</text:p>
          </table:table-cell>
          <table:table-cell table:formula="of:=ROUND([.B42]/[.A42];0)" office:value-type="float" office:value="51997" calcext:value-type="float">
            <text:p>519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30249" calcext:value-type="float">
            <text:p>5930249</text:p>
          </table:table-cell>
          <table:table-cell table:formula="of:=ROUND([.B43]/[.A43];0)" office:value-type="float" office:value="102246" calcext:value-type="float">
            <text:p>1022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10705" calcext:value-type="float">
            <text:p>3010705</text:p>
          </table:table-cell>
          <table:table-cell table:formula="of:=ROUND([.B44]/[.A44];0)" office:value-type="float" office:value="51909" calcext:value-type="float">
            <text:p>519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31507" calcext:value-type="float">
            <text:p>3831507</text:p>
          </table:table-cell>
          <table:table-cell table:formula="of:=ROUND([.B45]/[.A45];0)"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71839" calcext:value-type="float">
            <text:p>5471839</text:p>
          </table:table-cell>
          <table:table-cell table:formula="of:=ROUND([.B46]/[.A46];0)" office:value-type="float" office:value="89702" calcext:value-type="float">
            <text:p>897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57715" calcext:value-type="float">
            <text:p>2257715</text:p>
          </table:table-cell>
          <table:table-cell table:formula="of:=ROUND([.B47]/[.A47];0)" office:value-type="float" office:value="37012" calcext:value-type="float">
            <text:p>37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96436" calcext:value-type="float">
            <text:p>4396436</text:p>
          </table:table-cell>
          <table:table-cell table:formula="of:=ROUND([.B48]/[.A48];0)" office:value-type="float" office:value="70910" calcext:value-type="float">
            <text:p>709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44232" calcext:value-type="float">
            <text:p>4344232</text:p>
          </table:table-cell>
          <table:table-cell table:formula="of:=ROUND([.B49]/[.A49];0)" office:value-type="float" office:value="68956" calcext:value-type="float">
            <text:p>68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43085" calcext:value-type="float">
            <text:p>4243085</text:p>
          </table:table-cell>
          <table:table-cell table:formula="of:=ROUND([.B50]/[.A50];0)" office:value-type="float" office:value="65278" calcext:value-type="float">
            <text:p>652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596989" calcext:value-type="float">
            <text:p>18596989</text:p>
          </table:table-cell>
          <table:table-cell table:formula="of:=ROUND([.B51]/[.A51];0)" office:value-type="float" office:value="286108" calcext:value-type="float">
            <text:p>2861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75537" calcext:value-type="float">
            <text:p>4575537</text:p>
          </table:table-cell>
          <table:table-cell table:formula="of:=ROUND([.B52]/[.A52];0)" office:value-type="float" office:value="69326" calcext:value-type="float">
            <text:p>693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29039" calcext:value-type="float">
            <text:p>7429039</text:p>
          </table:table-cell>
          <table:table-cell table:formula="of:=ROUND([.B53]/[.A53];0)" office:value-type="float" office:value="110881" calcext:value-type="float">
            <text:p>110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45972" calcext:value-type="float">
            <text:p>5645972</text:p>
          </table:table-cell>
          <table:table-cell table:formula="of:=ROUND([.B54]/[.A54];0)" office:value-type="float" office:value="83029" calcext:value-type="float">
            <text:p>830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32721" calcext:value-type="float">
            <text:p>5232721</text:p>
          </table:table-cell>
          <table:table-cell table:formula="of:=ROUND([.B55]/[.A55];0)" office:value-type="float" office:value="75837" calcext:value-type="float">
            <text:p>758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24419" calcext:value-type="float">
            <text:p>5624419</text:p>
          </table:table-cell>
          <table:table-cell table:formula="of:=ROUND([.B56]/[.A56];0)" office:value-type="float" office:value="79217" calcext:value-type="float">
            <text:p>792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42986" calcext:value-type="float">
            <text:p>6242986</text:p>
          </table:table-cell>
          <table:table-cell table:formula="of:=ROUND([.B57]/[.A57];0)" office:value-type="float" office:value="86708" calcext:value-type="float">
            <text:p>867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75403" calcext:value-type="float">
            <text:p>4175403</text:p>
          </table:table-cell>
          <table:table-cell table:formula="of:=ROUND([.B58]/[.A58];0)" office:value-type="float" office:value="57197" calcext:value-type="float">
            <text:p>57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13277" calcext:value-type="float">
            <text:p>5213277</text:p>
          </table:table-cell>
          <table:table-cell table:formula="of:=ROUND([.B59]/[.A59];0)" office:value-type="float" office:value="69510" calcext:value-type="float">
            <text:p>695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42348" calcext:value-type="float">
            <text:p>4042348</text:p>
          </table:table-cell>
          <table:table-cell table:formula="of:=ROUND([.B60]/[.A60];0)" office:value-type="float" office:value="53189" calcext:value-type="float">
            <text:p>531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05668" calcext:value-type="float">
            <text:p>8105668</text:p>
          </table:table-cell>
          <table:table-cell table:formula="of:=ROUND([.B61]/[.A61];0)" office:value-type="float" office:value="103919" calcext:value-type="float">
            <text:p>1039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24619" calcext:value-type="float">
            <text:p>5524619</text:p>
          </table:table-cell>
          <table:table-cell table:formula="of:=ROUND([.B62]/[.A62];0)" office:value-type="float" office:value="69932" calcext:value-type="float">
            <text:p>699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82124" calcext:value-type="float">
            <text:p>2882124</text:p>
          </table:table-cell>
          <table:table-cell table:formula="of:=ROUND([.B63]/[.A63];0)" office:value-type="float" office:value="34724" calcext:value-type="float">
            <text:p>347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81222" calcext:value-type="float">
            <text:p>3881222</text:p>
          </table:table-cell>
          <table:table-cell table:formula="of:=ROUND([.B64]/[.A64];0)" office:value-type="float" office:value="46205" calcext:value-type="float">
            <text:p>462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41503" calcext:value-type="float">
            <text:p>6741503</text:p>
          </table:table-cell>
          <table:table-cell table:formula="of:=ROUND([.B65]/[.A65];0)" office:value-type="float" office:value="79312" calcext:value-type="float">
            <text:p>79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59000" calcext:value-type="float">
            <text:p>3959000</text:p>
          </table:table-cell>
          <table:table-cell table:formula="of:=ROUND([.B66]/[.A66];0)" office:value-type="float" office:value="46576" calcext:value-type="float">
            <text:p>465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32493" calcext:value-type="float">
            <text:p>5432493</text:p>
          </table:table-cell>
          <table:table-cell table:formula="of:=ROUND([.B67]/[.A67];0)" office:value-type="float" office:value="62442" calcext:value-type="float">
            <text:p>624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11844" calcext:value-type="float">
            <text:p>3611844</text:p>
          </table:table-cell>
          <table:table-cell table:formula="of:=ROUND([.B68]/[.A68];0)" office:value-type="float" office:value="40583" calcext:value-type="float">
            <text:p>405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76913" calcext:value-type="float">
            <text:p>5876913</text:p>
          </table:table-cell>
          <table:table-cell table:formula="of:=ROUND([.B69]/[.A69];0)" office:value-type="float" office:value="66033" calcext:value-type="float">
            <text:p>660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78620" calcext:value-type="float">
            <text:p>5678620</text:p>
          </table:table-cell>
          <table:table-cell table:formula="of:=ROUND([.B70]/[.A70];0)" office:value-type="float" office:value="63805" calcext:value-type="float">
            <text:p>638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53585" calcext:value-type="float">
            <text:p>5153585</text:p>
          </table:table-cell>
          <table:table-cell table:formula="of:=ROUND([.B71]/[.A71];0)" office:value-type="float" office:value="57905" calcext:value-type="float">
            <text:p>57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08132" calcext:value-type="float">
            <text:p>4008132</text:p>
          </table:table-cell>
          <table:table-cell table:formula="of:=ROUND([.B72]/[.A72];0)" office:value-type="float" office:value="44045" calcext:value-type="float">
            <text:p>440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95904" calcext:value-type="float">
            <text:p>7095904</text:p>
          </table:table-cell>
          <table:table-cell table:formula="of:=ROUND([.B73]/[.A73];0)" office:value-type="float" office:value="74694" calcext:value-type="float">
            <text:p>746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95978" calcext:value-type="float">
            <text:p>8095978</text:p>
          </table:table-cell>
          <table:table-cell table:formula="of:=ROUND([.B74]/[.A74];0)" office:value-type="float" office:value="84333" calcext:value-type="float">
            <text:p>84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31132" calcext:value-type="float">
            <text:p>6331132</text:p>
          </table:table-cell>
          <table:table-cell table:formula="of:=ROUND([.B75]/[.A75];0)" office:value-type="float" office:value="65269" calcext:value-type="float">
            <text:p>652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83588" calcext:value-type="float">
            <text:p>7883588</text:p>
          </table:table-cell>
          <table:table-cell table:formula="of:=ROUND([.B76]/[.A76];0)" office:value-type="float" office:value="81274" calcext:value-type="float">
            <text:p>812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19237" calcext:value-type="float">
            <text:p>4219237</text:p>
          </table:table-cell>
          <table:table-cell table:formula="of:=ROUND([.B77]/[.A77];0)" office:value-type="float" office:value="43497" calcext:value-type="float">
            <text:p>434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04185" calcext:value-type="float">
            <text:p>7904185</text:p>
          </table:table-cell>
          <table:table-cell table:formula="of:=ROUND([.B78]/[.A78];0)" office:value-type="float" office:value="80655" calcext:value-type="float">
            <text:p>806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40452" calcext:value-type="float">
            <text:p>4040452</text:p>
          </table:table-cell>
          <table:table-cell table:formula="of:=ROUND([.B79]/[.A79];0)" office:value-type="float" office:value="40813" calcext:value-type="float">
            <text:p>40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92434" calcext:value-type="float">
            <text:p>6792434</text:p>
          </table:table-cell>
          <table:table-cell table:formula="of:=ROUND([.B80]/[.A80];0)" office:value-type="float" office:value="67924" calcext:value-type="float">
            <text:p>679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630659" calcext:value-type="float">
            <text:p>5630659</text:p>
          </table:table-cell>
          <table:table-cell table:formula="of:=ROUND([.B81]/[.A81];0)" office:value-type="float" office:value="55749" calcext:value-type="float">
            <text:p>557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86737" calcext:value-type="float">
            <text:p>6586737</text:p>
          </table:table-cell>
          <table:table-cell table:formula="of:=ROUND([.B82]/[.A82];0)" office:value-type="float" office:value="65215" calcext:value-type="float">
            <text:p>652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02712" calcext:value-type="float">
            <text:p>6102712</text:p>
          </table:table-cell>
          <table:table-cell table:formula="of:=ROUND([.B83]/[.A83];0)" office:value-type="float" office:value="60423" calcext:value-type="float">
            <text:p>604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582557" calcext:value-type="float">
            <text:p>7582557</text:p>
          </table:table-cell>
          <table:table-cell table:formula="of:=ROUND([.B84]/[.A84];0)" office:value-type="float" office:value="72909" calcext:value-type="float">
            <text:p>729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48195" calcext:value-type="float">
            <text:p>8748195</text:p>
          </table:table-cell>
          <table:table-cell table:formula="of:=ROUND([.B85]/[.A85];0)" office:value-type="float" office:value="84117" calcext:value-type="float">
            <text:p>84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97149" calcext:value-type="float">
            <text:p>6397149</text:p>
          </table:table-cell>
          <table:table-cell table:formula="of:=ROUND([.B86]/[.A86];0)" office:value-type="float" office:value="61511" calcext:value-type="float">
            <text:p>615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82312" calcext:value-type="float">
            <text:p>3982312</text:p>
          </table:table-cell>
          <table:table-cell table:formula="of:=ROUND([.B87]/[.A87];0)" office:value-type="float" office:value="37927" calcext:value-type="float">
            <text:p>379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553782" calcext:value-type="float">
            <text:p>15553782</text:p>
          </table:table-cell>
          <table:table-cell table:formula="of:=ROUND([.B88]/[.A88];0)" office:value-type="float" office:value="148131" calcext:value-type="float">
            <text:p>1481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29307" calcext:value-type="float">
            <text:p>11029307</text:p>
          </table:table-cell>
          <table:table-cell table:formula="of:=ROUND([.B89]/[.A89];0)" office:value-type="float" office:value="103078" calcext:value-type="float">
            <text:p>1030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769290" calcext:value-type="float">
            <text:p>7769290</text:p>
          </table:table-cell>
          <table:table-cell table:formula="of:=ROUND([.B90]/[.A90];0)" office:value-type="float" office:value="72610" calcext:value-type="float">
            <text:p>726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55699" calcext:value-type="float">
            <text:p>7255699</text:p>
          </table:table-cell>
          <table:table-cell table:formula="of:=ROUND([.B91]/[.A91];0)" office:value-type="float" office:value="64783" calcext:value-type="float">
            <text:p>647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93750" calcext:value-type="float">
            <text:p>6493750</text:p>
          </table:table-cell>
          <table:table-cell table:formula="of:=ROUND([.B92]/[.A92];0)" office:value-type="float" office:value="55502" calcext:value-type="float">
            <text:p>555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09719" calcext:value-type="float">
            <text:p>6409719</text:p>
          </table:table-cell>
          <table:table-cell table:formula="of:=ROUND([.B93]/[.A93];0)" office:value-type="float" office:value="54784" calcext:value-type="float">
            <text:p>547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17181" calcext:value-type="float">
            <text:p>5017181</text:p>
          </table:table-cell>
          <table:table-cell table:formula="of:=ROUND([.B94]/[.A94];0)" office:value-type="float" office:value="42518" calcext:value-type="float">
            <text:p>425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69506" calcext:value-type="float">
            <text:p>5269506</text:p>
          </table:table-cell>
          <table:table-cell table:formula="of:=ROUND([.B95]/[.A95];0)" office:value-type="float" office:value="44657" calcext:value-type="float">
            <text:p>446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62969" calcext:value-type="float">
            <text:p>7962969</text:p>
          </table:table-cell>
          <table:table-cell table:formula="of:=ROUND([.B96]/[.A96];0)" office:value-type="float" office:value="65270" calcext:value-type="float">
            <text:p>6527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84999" calcext:value-type="float">
            <text:p>5484999</text:p>
          </table:table-cell>
          <table:table-cell table:formula="of:=ROUND([.B97]/[.A97];0)" office:value-type="float" office:value="44959" calcext:value-type="float">
            <text:p>449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64818" calcext:value-type="float">
            <text:p>5664818</text:p>
          </table:table-cell>
          <table:table-cell table:formula="of:=ROUND([.B98]/[.A98];0)" office:value-type="float" office:value="45684" calcext:value-type="float">
            <text:p>45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99376" calcext:value-type="float">
            <text:p>9299376</text:p>
          </table:table-cell>
          <table:table-cell table:formula="of:=ROUND([.B99]/[.A99];0)" office:value-type="float" office:value="74395" calcext:value-type="float">
            <text:p>74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565189" calcext:value-type="float">
            <text:p>7565189</text:p>
          </table:table-cell>
          <table:table-cell table:formula="of:=ROUND([.B100]/[.A100];0)" office:value-type="float" office:value="60522" calcext:value-type="float">
            <text:p>605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75724" calcext:value-type="float">
            <text:p>8275724</text:p>
          </table:table-cell>
          <table:table-cell table:formula="of:=ROUND([.B101]/[.A101];0)" office:value-type="float" office:value="66206" calcext:value-type="float">
            <text:p>662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39149" calcext:value-type="float">
            <text:p>8339149</text:p>
          </table:table-cell>
          <table:table-cell table:formula="of:=ROUND([.B102]/[.A102];0)" office:value-type="float" office:value="66713" calcext:value-type="float">
            <text:p>667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781758" calcext:value-type="float">
            <text:p>7781758</text:p>
          </table:table-cell>
          <table:table-cell table:formula="of:=ROUND([.B103]/[.A103];0)" office:value-type="float" office:value="61760" calcext:value-type="float">
            <text:p>617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172654" calcext:value-type="float">
            <text:p>6172654</text:p>
          </table:table-cell>
          <table:table-cell table:formula="of:=ROUND([.B104]/[.A104];0)" office:value-type="float" office:value="48989" calcext:value-type="float">
            <text:p>489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0242" calcext:value-type="float">
            <text:p>5670242</text:p>
          </table:table-cell>
          <table:table-cell table:formula="of:=ROUND([.B105]/[.A105];0)" office:value-type="float" office:value="43617" calcext:value-type="float">
            <text:p>436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58949" calcext:value-type="float">
            <text:p>7458949</text:p>
          </table:table-cell>
          <table:table-cell table:formula="of:=ROUND([.B106]/[.A106];0)" office:value-type="float" office:value="56507" calcext:value-type="float">
            <text:p>565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638265" calcext:value-type="float">
            <text:p>7638265</text:p>
          </table:table-cell>
          <table:table-cell table:formula="of:=ROUND([.B107]/[.A107];0)" office:value-type="float" office:value="57866" calcext:value-type="float">
            <text:p>578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61067" calcext:value-type="float">
            <text:p>4961067</text:p>
          </table:table-cell>
          <table:table-cell table:formula="of:=ROUND([.B108]/[.A108];0)" office:value-type="float" office:value="37301" calcext:value-type="float">
            <text:p>373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17547" calcext:value-type="float">
            <text:p>13417547</text:p>
          </table:table-cell>
          <table:table-cell table:formula="of:=ROUND([.B109]/[.A109];0)" office:value-type="float" office:value="98658" calcext:value-type="float">
            <text:p>986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67138" calcext:value-type="float">
            <text:p>10067138</text:p>
          </table:table-cell>
          <table:table-cell table:formula="of:=ROUND([.B110]/[.A110];0)" office:value-type="float" office:value="74023" calcext:value-type="float">
            <text:p>740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30128" calcext:value-type="float">
            <text:p>8730128</text:p>
          </table:table-cell>
          <table:table-cell table:formula="of:=ROUND([.B111]/[.A111];0)" office:value-type="float" office:value="63724" calcext:value-type="float">
            <text:p>637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09729" calcext:value-type="float">
            <text:p>5409729</text:p>
          </table:table-cell>
          <table:table-cell table:formula="of:=ROUND([.B112]/[.A112];0)" office:value-type="float" office:value="39201" calcext:value-type="float">
            <text:p>392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672445" calcext:value-type="float">
            <text:p>4672445</text:p>
          </table:table-cell>
          <table:table-cell table:formula="of:=ROUND([.B113]/[.A113];0)" office:value-type="float" office:value="33615" calcext:value-type="float">
            <text:p>336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372010" calcext:value-type="float">
            <text:p>8372010</text:p>
          </table:table-cell>
          <table:table-cell table:formula="of:=ROUND([.B114]/[.A114];0)" office:value-type="float" office:value="59376" calcext:value-type="float">
            <text:p>593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73251" calcext:value-type="float">
            <text:p>8573251</text:p>
          </table:table-cell>
          <table:table-cell table:formula="of:=ROUND([.B115]/[.A115];0)" office:value-type="float" office:value="60375" calcext:value-type="float">
            <text:p>603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909659" calcext:value-type="float">
            <text:p>6909659</text:p>
          </table:table-cell>
          <table:table-cell table:formula="of:=ROUND([.B116]/[.A116];0)" office:value-type="float" office:value="48319" calcext:value-type="float">
            <text:p>483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43468" calcext:value-type="float">
            <text:p>5543468</text:p>
          </table:table-cell>
          <table:table-cell table:formula="of:=ROUND([.B117]/[.A117];0)" office:value-type="float" office:value="38231" calcext:value-type="float">
            <text:p>382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90224" calcext:value-type="float">
            <text:p>6390224</text:p>
          </table:table-cell>
          <table:table-cell table:formula="of:=ROUND([.B118]/[.A118];0)" office:value-type="float" office:value="43769" calcext:value-type="float">
            <text:p>43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17176" calcext:value-type="float">
            <text:p>10617176</text:p>
          </table:table-cell>
          <table:table-cell table:formula="of:=ROUND([.B119]/[.A119];0)" office:value-type="float" office:value="72226" calcext:value-type="float">
            <text:p>722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158637" calcext:value-type="float">
            <text:p>8158637</text:p>
          </table:table-cell>
          <table:table-cell table:formula="of:=ROUND([.B120]/[.A120];0)" office:value-type="float" office:value="55126" calcext:value-type="float">
            <text:p>55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33768" calcext:value-type="float">
            <text:p>7333768</text:p>
          </table:table-cell>
          <table:table-cell table:formula="of:=ROUND([.B121]/[.A121];0)" office:value-type="float" office:value="48892" calcext:value-type="float">
            <text:p>488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58016" calcext:value-type="float">
            <text:p>8258016</text:p>
          </table:table-cell>
          <table:table-cell table:formula="of:=ROUND([.B122]/[.A122];0)" office:value-type="float" office:value="53974" calcext:value-type="float">
            <text:p>53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26776" calcext:value-type="float">
            <text:p>5026776</text:p>
          </table:table-cell>
          <table:table-cell table:formula="of:=ROUND([.B123]/[.A123];0)" office:value-type="float" office:value="32641" calcext:value-type="float">
            <text:p>326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3908" calcext:value-type="float">
            <text:p>4853908</text:p>
          </table:table-cell>
          <table:table-cell table:formula="of:=ROUND([.B124]/[.A124];0)" office:value-type="float" office:value="31115" calcext:value-type="float">
            <text:p>311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29462" calcext:value-type="float">
            <text:p>6329462</text:p>
          </table:table-cell>
          <table:table-cell table:formula="of:=ROUND([.B125]/[.A125];0)" office:value-type="float" office:value="40315" calcext:value-type="float">
            <text:p>403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745944" calcext:value-type="float">
            <text:p>7745944</text:p>
          </table:table-cell>
          <table:table-cell table:formula="of:=ROUND([.B126]/[.A126];0)" office:value-type="float" office:value="49337" calcext:value-type="float">
            <text:p>49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98016" calcext:value-type="float">
            <text:p>3798016</text:p>
          </table:table-cell>
          <table:table-cell table:formula="of:=ROUND([.B127]/[.A127];0)" office:value-type="float" office:value="23887" calcext:value-type="float">
            <text:p>238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32665" calcext:value-type="float">
            <text:p>6832665</text:p>
          </table:table-cell>
          <table:table-cell table:formula="of:=ROUND([.B128]/[.A128];0)" office:value-type="float" office:value="42704" calcext:value-type="float">
            <text:p>427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192456" calcext:value-type="float">
            <text:p>13192456</text:p>
          </table:table-cell>
          <table:table-cell table:formula="of:=ROUND([.B129]/[.A129];0)" office:value-type="float" office:value="79954" calcext:value-type="float">
            <text:p>799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850270" calcext:value-type="float">
            <text:p>8850270</text:p>
          </table:table-cell>
          <table:table-cell table:formula="of:=ROUND([.B130]/[.A130];0)" office:value-type="float" office:value="53638" calcext:value-type="float">
            <text:p>536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78431" calcext:value-type="float">
            <text:p>5378431</text:p>
          </table:table-cell>
          <table:table-cell table:formula="of:=ROUND([.B131]/[.A131];0)" office:value-type="float" office:value="32597" calcext:value-type="float">
            <text:p>325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250370" calcext:value-type="float">
            <text:p>7250370</text:p>
          </table:table-cell>
          <table:table-cell table:formula="of:=ROUND([.B132]/[.A132];0)" office:value-type="float" office:value="43677" calcext:value-type="float">
            <text:p>436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062580" calcext:value-type="float">
            <text:p>9062580</text:p>
          </table:table-cell>
          <table:table-cell table:formula="of:=ROUND([.B133]/[.A133];0)" office:value-type="float" office:value="54594" calcext:value-type="float">
            <text:p>545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941505" calcext:value-type="float">
            <text:p>10941505</text:p>
          </table:table-cell>
          <table:table-cell table:formula="of:=ROUND([.B134]/[.A134];0)" office:value-type="float" office:value="63613" calcext:value-type="float">
            <text:p>636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303913" calcext:value-type="float">
            <text:p>12303913</text:p>
          </table:table-cell>
          <table:table-cell table:formula="of:=ROUND([.B135]/[.A135];0)" office:value-type="float" office:value="71534" calcext:value-type="float">
            <text:p>715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408349" calcext:value-type="float">
            <text:p>12408349</text:p>
          </table:table-cell>
          <table:table-cell table:formula="of:=ROUND([.B136]/[.A136];0)" office:value-type="float" office:value="70502" calcext:value-type="float">
            <text:p>705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20358" calcext:value-type="float">
            <text:p>9020358</text:p>
          </table:table-cell>
          <table:table-cell table:formula="of:=ROUND([.B137]/[.A137];0)" office:value-type="float" office:value="51252" calcext:value-type="float">
            <text:p>512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12514" calcext:value-type="float">
            <text:p>15012514</text:p>
          </table:table-cell>
          <table:table-cell table:formula="of:=ROUND([.B138]/[.A138];0)" office:value-type="float" office:value="84816" calcext:value-type="float">
            <text:p>848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933209" calcext:value-type="float">
            <text:p>7933209</text:p>
          </table:table-cell>
          <table:table-cell table:formula="of:=ROUND([.B139]/[.A139];0)" office:value-type="float" office:value="44569" calcext:value-type="float">
            <text:p>445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17113" calcext:value-type="float">
            <text:p>15517113</text:p>
          </table:table-cell>
          <table:table-cell table:formula="of:=ROUND([.B140]/[.A140];0)" office:value-type="float" office:value="84793" calcext:value-type="float">
            <text:p>84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36790" calcext:value-type="float">
            <text:p>6336790</text:p>
          </table:table-cell>
          <table:table-cell table:formula="of:=ROUND([.B141]/[.A141];0)" office:value-type="float" office:value="34253" calcext:value-type="float">
            <text:p>342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325426" calcext:value-type="float">
            <text:p>7325426</text:p>
          </table:table-cell>
          <table:table-cell table:formula="of:=ROUND([.B142]/[.A142];0)" office:value-type="float" office:value="39384" calcext:value-type="float">
            <text:p>393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921948" calcext:value-type="float">
            <text:p>6921948</text:p>
          </table:table-cell>
          <table:table-cell table:formula="of:=ROUND([.B143]/[.A143];0)" office:value-type="float" office:value="37016" calcext:value-type="float">
            <text:p>370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25724" calcext:value-type="float">
            <text:p>9225724</text:p>
          </table:table-cell>
          <table:table-cell table:formula="of:=ROUND([.B144]/[.A144];0)" office:value-type="float" office:value="48556" calcext:value-type="float">
            <text:p>485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59823" calcext:value-type="float">
            <text:p>9159823</text:p>
          </table:table-cell>
          <table:table-cell table:formula="of:=ROUND([.B145]/[.A145];0)" office:value-type="float" office:value="48210" calcext:value-type="float">
            <text:p>482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79404" calcext:value-type="float">
            <text:p>9279404</text:p>
          </table:table-cell>
          <table:table-cell table:formula="of:=ROUND([.B146]/[.A146];0)" office:value-type="float" office:value="48330" calcext:value-type="float">
            <text:p>483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668606" calcext:value-type="float">
            <text:p>10668606</text:p>
          </table:table-cell>
          <table:table-cell table:formula="of:=ROUND([.B147]/[.A147];0)" office:value-type="float" office:value="54711" calcext:value-type="float">
            <text:p>54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736337" calcext:value-type="float">
            <text:p>14736337</text:p>
          </table:table-cell>
          <table:table-cell table:formula="of:=ROUND([.B148]/[.A148];0)" office:value-type="float" office:value="73682" calcext:value-type="float">
            <text:p>736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331502" calcext:value-type="float">
            <text:p>17331502</text:p>
          </table:table-cell>
          <table:table-cell table:formula="of:=ROUND([.B149]/[.A149];0)" office:value-type="float" office:value="86658" calcext:value-type="float">
            <text:p>866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287861" calcext:value-type="float">
            <text:p>10287861</text:p>
          </table:table-cell>
          <table:table-cell table:formula="of:=ROUND([.B150]/[.A150];0)" office:value-type="float" office:value="51183" calcext:value-type="float">
            <text:p>5118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20739" calcext:value-type="float">
            <text:p>10120739</text:p>
          </table:table-cell>
          <table:table-cell table:formula="of:=ROUND([.B151]/[.A151];0)" office:value-type="float" office:value="49856" calcext:value-type="float">
            <text:p>498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594067" calcext:value-type="float">
            <text:p>11594067</text:p>
          </table:table-cell>
          <table:table-cell table:formula="of:=ROUND([.B152]/[.A152];0)" office:value-type="float" office:value="56282" calcext:value-type="float">
            <text:p>562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967923" calcext:value-type="float">
            <text:p>10967923</text:p>
          </table:table-cell>
          <table:table-cell table:formula="of:=ROUND([.B153]/[.A153];0)" office:value-type="float" office:value="52730" calcext:value-type="float">
            <text:p>527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905875" calcext:value-type="float">
            <text:p>11905875</text:p>
          </table:table-cell>
          <table:table-cell table:formula="of:=ROUND([.B154]/[.A154];0)" office:value-type="float" office:value="56160" calcext:value-type="float">
            <text:p>561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611121" calcext:value-type="float">
            <text:p>9611121</text:p>
          </table:table-cell>
          <table:table-cell table:formula="of:=ROUND([.B155]/[.A155];0)" office:value-type="float" office:value="44912" calcext:value-type="float">
            <text:p>449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440833" calcext:value-type="float">
            <text:p>15440833</text:p>
          </table:table-cell>
          <table:table-cell table:formula="of:=ROUND([.B156]/[.A156];0)" office:value-type="float" office:value="71818" calcext:value-type="float">
            <text:p>718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49818" calcext:value-type="float">
            <text:p>10949818</text:p>
          </table:table-cell>
          <table:table-cell table:formula="of:=ROUND([.B157]/[.A157];0)" office:value-type="float" office:value="50929" calcext:value-type="float">
            <text:p>509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154975" calcext:value-type="float">
            <text:p>15154975</text:p>
          </table:table-cell>
          <table:table-cell table:formula="of:=ROUND([.B158]/[.A158];0)" office:value-type="float" office:value="68266" calcext:value-type="float">
            <text:p>682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877006" calcext:value-type="float">
            <text:p>14877006</text:p>
          </table:table-cell>
          <table:table-cell table:formula="of:=ROUND([.B159]/[.A159];0)" office:value-type="float" office:value="65537" calcext:value-type="float">
            <text:p>655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805351" calcext:value-type="float">
            <text:p>11805351</text:p>
          </table:table-cell>
          <table:table-cell table:formula="of:=ROUND([.B160]/[.A160];0)" office:value-type="float" office:value="48782" calcext:value-type="float">
            <text:p>487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541617" calcext:value-type="float">
            <text:p>8541617</text:p>
          </table:table-cell>
          <table:table-cell table:formula="of:=ROUND([.B161]/[.A161];0)" office:value-type="float" office:value="34864" calcext:value-type="float">
            <text:p>348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758138" calcext:value-type="float">
            <text:p>17758138</text:p>
          </table:table-cell>
          <table:table-cell table:formula="of:=ROUND([.B162]/[.A162];0)" office:value-type="float" office:value="71895" calcext:value-type="float">
            <text:p>718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874872" calcext:value-type="float">
            <text:p>7874872</text:p>
          </table:table-cell>
          <table:table-cell table:formula="of:=ROUND([.B163]/[.A163];0)" office:value-type="float" office:value="31754" calcext:value-type="float">
            <text:p>317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36103" calcext:value-type="float">
            <text:p>9636103</text:p>
          </table:table-cell>
          <table:table-cell table:formula="of:=ROUND([.B164]/[.A164];0)" office:value-type="float" office:value="38239" calcext:value-type="float">
            <text:p>382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379184" calcext:value-type="float">
            <text:p>20379184</text:p>
          </table:table-cell>
          <table:table-cell table:formula="of:=ROUND([.B165]/[.A165];0)" office:value-type="float" office:value="80550" calcext:value-type="float">
            <text:p>805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6872" calcext:value-type="float">
            <text:p>10006872</text:p>
          </table:table-cell>
          <table:table-cell table:formula="of:=ROUND([.B166]/[.A166];0)" office:value-type="float" office:value="39243" calcext:value-type="float">
            <text:p>392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495206" calcext:value-type="float">
            <text:p>6495206</text:p>
          </table:table-cell>
          <table:table-cell table:formula="of:=ROUND([.B167]/[.A167];0)" office:value-type="float" office:value="23619" calcext:value-type="float">
            <text:p>236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710102" calcext:value-type="float">
            <text:p>6710102</text:p>
          </table:table-cell>
          <table:table-cell table:formula="of:=ROUND([.B168]/[.A168];0)" office:value-type="float" office:value="24312" calcext:value-type="float">
            <text:p>243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285297" calcext:value-type="float">
            <text:p>12285297</text:p>
          </table:table-cell>
          <table:table-cell table:formula="of:=ROUND([.B169]/[.A169];0)" office:value-type="float" office:value="44351" calcext:value-type="float">
            <text:p>443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054653" calcext:value-type="float">
            <text:p>13054653</text:p>
          </table:table-cell>
          <table:table-cell table:formula="of:=ROUND([.B170]/[.A170];0)" office:value-type="float" office:value="46791" calcext:value-type="float">
            <text:p>467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277089" calcext:value-type="float">
            <text:p>10277089</text:p>
          </table:table-cell>
          <table:table-cell table:formula="of:=ROUND([.B171]/[.A171];0)" office:value-type="float" office:value="36315" calcext:value-type="float">
            <text:p>363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7169597" calcext:value-type="float">
            <text:p>67169597</text:p>
          </table:table-cell>
          <table:table-cell table:formula="of:=ROUND([.B172]/[.A172];0)" office:value-type="float" office:value="234040" calcext:value-type="float">
            <text:p>23404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681778" calcext:value-type="float">
            <text:p>11681778</text:p>
          </table:table-cell>
          <table:table-cell table:formula="of:=ROUND([.B173]/[.A173];0)" office:value-type="float" office:value="40282" calcext:value-type="float">
            <text:p>4028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692449" calcext:value-type="float">
            <text:p>11692449</text:p>
          </table:table-cell>
          <table:table-cell table:formula="of:=ROUND([.B174]/[.A174];0)" office:value-type="float" office:value="40043" calcext:value-type="float">
            <text:p>400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279009" calcext:value-type="float">
            <text:p>13279009</text:p>
          </table:table-cell>
          <table:table-cell table:formula="of:=ROUND([.B175]/[.A175];0)" office:value-type="float" office:value="45167" calcext:value-type="float">
            <text:p>451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636724" calcext:value-type="float">
            <text:p>21636724</text:p>
          </table:table-cell>
          <table:table-cell table:formula="of:=ROUND([.B176]/[.A176];0)" office:value-type="float" office:value="71645" calcext:value-type="float">
            <text:p>716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499603" calcext:value-type="float">
            <text:p>16499603</text:p>
          </table:table-cell>
          <table:table-cell table:formula="of:=ROUND([.B177]/[.A177];0)" office:value-type="float" office:value="54634" calcext:value-type="float">
            <text:p>546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310653" calcext:value-type="float">
            <text:p>14310653</text:p>
          </table:table-cell>
          <table:table-cell table:formula="of:=ROUND([.B178]/[.A178];0)" office:value-type="float" office:value="47075" calcext:value-type="float">
            <text:p>470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790279" calcext:value-type="float">
            <text:p>8790279</text:p>
          </table:table-cell>
          <table:table-cell table:formula="of:=ROUND([.B179]/[.A179];0)" office:value-type="float" office:value="28915" calcext:value-type="float">
            <text:p>289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279112" calcext:value-type="float">
            <text:p>16279112</text:p>
          </table:table-cell>
          <table:table-cell table:formula="of:=ROUND([.B180]/[.A180];0)" office:value-type="float" office:value="52854" calcext:value-type="float">
            <text:p>528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823415" calcext:value-type="float">
            <text:p>14823415</text:p>
          </table:table-cell>
          <table:table-cell table:formula="of:=ROUND([.B181]/[.A181];0)" office:value-type="float" office:value="48128" calcext:value-type="float">
            <text:p>481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318927" calcext:value-type="float">
            <text:p>13318927</text:p>
          </table:table-cell>
          <table:table-cell table:formula="of:=ROUND([.B182]/[.A182];0)" office:value-type="float" office:value="43103" calcext:value-type="float">
            <text:p>431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345617" calcext:value-type="float">
            <text:p>16345617</text:p>
          </table:table-cell>
          <table:table-cell table:formula="of:=ROUND([.B183]/[.A183];0)" office:value-type="float" office:value="52898" calcext:value-type="float">
            <text:p>528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070601" calcext:value-type="float">
            <text:p>21070601</text:p>
          </table:table-cell>
          <table:table-cell table:formula="of:=ROUND([.B184]/[.A184];0)" office:value-type="float" office:value="68190" calcext:value-type="float">
            <text:p>6819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233108" calcext:value-type="float">
            <text:p>14233108</text:p>
          </table:table-cell>
          <table:table-cell table:formula="of:=ROUND([.B185]/[.A185];0)" office:value-type="float" office:value="45619" calcext:value-type="float">
            <text:p>456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1662877" calcext:value-type="float">
            <text:p>21662877</text:p>
          </table:table-cell>
          <table:table-cell table:formula="of:=ROUND([.B186]/[.A186];0)" office:value-type="float" office:value="68553" calcext:value-type="float">
            <text:p>685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93057" calcext:value-type="float">
            <text:p>9293057</text:p>
          </table:table-cell>
          <table:table-cell table:formula="of:=ROUND([.B187]/[.A187];0)" office:value-type="float" office:value="29223" calcext:value-type="float">
            <text:p>292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704313" calcext:value-type="float">
            <text:p>8704313</text:p>
          </table:table-cell>
          <table:table-cell table:formula="of:=ROUND([.B188]/[.A188];0)" office:value-type="float" office:value="27286" calcext:value-type="float">
            <text:p>272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093470" calcext:value-type="float">
            <text:p>14093470</text:p>
          </table:table-cell>
          <table:table-cell table:formula="of:=ROUND([.B189]/[.A189];0)" office:value-type="float" office:value="43905" calcext:value-type="float">
            <text:p>439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622106" calcext:value-type="float">
            <text:p>19622106</text:p>
          </table:table-cell>
          <table:table-cell table:formula="of:=ROUND([.B190]/[.A190];0)" office:value-type="float" office:value="61128" calcext:value-type="float">
            <text:p>611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763262" calcext:value-type="float">
            <text:p>14763262</text:p>
          </table:table-cell>
          <table:table-cell table:formula="of:=ROUND([.B191]/[.A191];0)" office:value-type="float" office:value="45849" calcext:value-type="float">
            <text:p>458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27226" calcext:value-type="float">
            <text:p>10427226</text:p>
          </table:table-cell>
          <table:table-cell table:formula="of:=ROUND([.B192]/[.A192];0)" office:value-type="float" office:value="32282" calcext:value-type="float">
            <text:p>322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489725" calcext:value-type="float">
            <text:p>10489725</text:p>
          </table:table-cell>
          <table:table-cell table:formula="of:=ROUND([.B193]/[.A193];0)" office:value-type="float" office:value="32376" calcext:value-type="float">
            <text:p>323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241790" calcext:value-type="float">
            <text:p>11241790</text:p>
          </table:table-cell>
          <table:table-cell table:formula="of:=ROUND([.B194]/[.A194];0)" office:value-type="float" office:value="34590" calcext:value-type="float">
            <text:p>3459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743431" calcext:value-type="float">
            <text:p>10743431</text:p>
          </table:table-cell>
          <table:table-cell table:formula="of:=ROUND([.B195]/[.A195];0)" office:value-type="float" office:value="33057" calcext:value-type="float">
            <text:p>330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985307" calcext:value-type="float">
            <text:p>9985307</text:p>
          </table:table-cell>
          <table:table-cell table:formula="of:=ROUND([.B196]/[.A196];0)" office:value-type="float" office:value="30536" calcext:value-type="float">
            <text:p>305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3298300" calcext:value-type="float">
            <text:p>23298300</text:p>
          </table:table-cell>
          <table:table-cell table:formula="of:=ROUND([.B197]/[.A197];0)" office:value-type="float" office:value="70388" calcext:value-type="float">
            <text:p>7038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798794" calcext:value-type="float">
            <text:p>8798794</text:p>
          </table:table-cell>
          <table:table-cell table:formula="of:=ROUND([.B198]/[.A198];0)" office:value-type="float" office:value="26502" calcext:value-type="float">
            <text:p>2650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201740" calcext:value-type="float">
            <text:p>12201740</text:p>
          </table:table-cell>
          <table:table-cell table:formula="of:=ROUND([.B199]/[.A199];0)" office:value-type="float" office:value="36207" calcext:value-type="float">
            <text:p>362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83766" calcext:value-type="float">
            <text:p>17183766</text:p>
          </table:table-cell>
          <table:table-cell table:formula="of:=ROUND([.B200]/[.A200];0)" office:value-type="float" office:value="50098" calcext:value-type="float">
            <text:p>500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704251" calcext:value-type="float">
            <text:p>15704251</text:p>
          </table:table-cell>
          <table:table-cell table:formula="of:=ROUND([.B201]/[.A201];0)" office:value-type="float" office:value="45520" calcext:value-type="float">
            <text:p>455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199039" calcext:value-type="float">
            <text:p>11199039</text:p>
          </table:table-cell>
          <table:table-cell table:formula="of:=ROUND([.B202]/[.A202];0)" office:value-type="float" office:value="31547" calcext:value-type="float">
            <text:p>315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251723" calcext:value-type="float">
            <text:p>11251723</text:p>
          </table:table-cell>
          <table:table-cell table:formula="of:=ROUND([.B203]/[.A203];0)" office:value-type="float" office:value="31695" calcext:value-type="float">
            <text:p>316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201739" calcext:value-type="float">
            <text:p>11201739</text:p>
          </table:table-cell>
          <table:table-cell table:formula="of:=ROUND([.B204]/[.A204];0)" office:value-type="float" office:value="31466" calcext:value-type="float">
            <text:p>314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478522" calcext:value-type="float">
            <text:p>10478522</text:p>
          </table:table-cell>
          <table:table-cell table:formula="of:=ROUND([.B205]/[.A205];0)" office:value-type="float" office:value="29188" calcext:value-type="float">
            <text:p>291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564547" calcext:value-type="float">
            <text:p>10564547</text:p>
          </table:table-cell>
          <table:table-cell table:formula="of:=ROUND([.B206]/[.A206];0)" office:value-type="float" office:value="29428" calcext:value-type="float">
            <text:p>294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861956" calcext:value-type="float">
            <text:p>11861956</text:p>
          </table:table-cell>
          <table:table-cell table:formula="of:=ROUND([.B207]/[.A207];0)" office:value-type="float" office:value="32588" calcext:value-type="float">
            <text:p>325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864615" calcext:value-type="float">
            <text:p>16864615</text:p>
          </table:table-cell>
          <table:table-cell table:formula="of:=ROUND([.B208]/[.A208];0)" office:value-type="float" office:value="45580" calcext:value-type="float">
            <text:p>4558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930261" calcext:value-type="float">
            <text:p>17930261</text:p>
          </table:table-cell>
          <table:table-cell table:formula="of:=ROUND([.B209]/[.A209];0)" office:value-type="float" office:value="48330" calcext:value-type="float">
            <text:p>483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889833" calcext:value-type="float">
            <text:p>14889833</text:p>
          </table:table-cell>
          <table:table-cell table:formula="of:=ROUND([.B210]/[.A210];0)" office:value-type="float" office:value="40026" calcext:value-type="float">
            <text:p>400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62695" calcext:value-type="float">
            <text:p>18862695</text:p>
          </table:table-cell>
          <table:table-cell table:formula="of:=ROUND([.B211]/[.A211];0)" office:value-type="float" office:value="50034" calcext:value-type="float">
            <text:p>500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187449" calcext:value-type="float">
            <text:p>19187449</text:p>
          </table:table-cell>
          <table:table-cell table:formula="of:=ROUND([.B212]/[.A212];0)" office:value-type="float" office:value="50627" calcext:value-type="float">
            <text:p>506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057572" calcext:value-type="float">
            <text:p>15057572</text:p>
          </table:table-cell>
          <table:table-cell table:formula="of:=ROUND([.B213]/[.A213];0)" office:value-type="float" office:value="39315" calcext:value-type="float">
            <text:p>393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88439" calcext:value-type="float">
            <text:p>14788439</text:p>
          </table:table-cell>
          <table:table-cell table:formula="of:=ROUND([.B214]/[.A214];0)" office:value-type="float" office:value="38412" calcext:value-type="float">
            <text:p>384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789739" calcext:value-type="float">
            <text:p>14789739</text:p>
          </table:table-cell>
          <table:table-cell table:formula="of:=ROUND([.B215]/[.A215];0)" office:value-type="float" office:value="37729" calcext:value-type="float">
            <text:p>377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991388" calcext:value-type="float">
            <text:p>14991388</text:p>
          </table:table-cell>
          <table:table-cell table:formula="of:=ROUND([.B216]/[.A216];0)" office:value-type="float" office:value="38243" calcext:value-type="float">
            <text:p>382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372155" calcext:value-type="float">
            <text:p>22372155</text:p>
          </table:table-cell>
          <table:table-cell table:formula="of:=ROUND([.B217]/[.A217];0)" office:value-type="float" office:value="56638" calcext:value-type="float">
            <text:p>566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562385" calcext:value-type="float">
            <text:p>43562385</text:p>
          </table:table-cell>
          <table:table-cell table:formula="of:=ROUND([.B218]/[.A218];0)" office:value-type="float" office:value="110006" calcext:value-type="float">
            <text:p>1100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758816" calcext:value-type="float">
            <text:p>10758816</text:p>
          </table:table-cell>
          <table:table-cell table:formula="of:=ROUND([.B219]/[.A219];0)"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30287" calcext:value-type="float">
            <text:p>16030287</text:p>
          </table:table-cell>
          <table:table-cell table:formula="of:=ROUND([.B220]/[.A220];0)" office:value-type="float" office:value="40076" calcext:value-type="float">
            <text:p>400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107013" calcext:value-type="float">
            <text:p>13107013</text:p>
          </table:table-cell>
          <table:table-cell table:formula="of:=ROUND([.B221]/[.A221];0)" office:value-type="float" office:value="32605" calcext:value-type="float">
            <text:p>3260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848768" calcext:value-type="float">
            <text:p>17848768</text:p>
          </table:table-cell>
          <table:table-cell table:formula="of:=ROUND([.B222]/[.A222];0)" office:value-type="float" office:value="43854" calcext:value-type="float">
            <text:p>438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382090" calcext:value-type="float">
            <text:p>27382090</text:p>
          </table:table-cell>
          <table:table-cell table:formula="of:=ROUND([.B223]/[.A223];0)"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3520928" calcext:value-type="float">
            <text:p>33520928</text:p>
          </table:table-cell>
          <table:table-cell table:formula="of:=ROUND([.B224]/[.A224];0)" office:value-type="float" office:value="80386" calcext:value-type="float">
            <text:p>8038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118740" calcext:value-type="float">
            <text:p>15118740</text:p>
          </table:table-cell>
          <table:table-cell table:formula="of:=ROUND([.B225]/[.A225];0)" office:value-type="float" office:value="36083" calcext:value-type="float">
            <text:p>360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195178" calcext:value-type="float">
            <text:p>15195178</text:p>
          </table:table-cell>
          <table:table-cell table:formula="of:=ROUND([.B226]/[.A226];0)" office:value-type="float" office:value="35669" calcext:value-type="float">
            <text:p>356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099821" calcext:value-type="float">
            <text:p>15099821</text:p>
          </table:table-cell>
          <table:table-cell table:formula="of:=ROUND([.B227]/[.A227];0)" office:value-type="float" office:value="35280" calcext:value-type="float">
            <text:p>3528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607360" calcext:value-type="float">
            <text:p>17607360</text:p>
          </table:table-cell>
          <table:table-cell table:formula="of:=ROUND([.B228]/[.A228];0)" office:value-type="float" office:value="40664" calcext:value-type="float">
            <text:p>406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897297" calcext:value-type="float">
            <text:p>10897297</text:p>
          </table:table-cell>
          <table:table-cell table:formula="of:=ROUND([.B229]/[.A229];0)" office:value-type="float" office:value="25167" calcext:value-type="float">
            <text:p>2516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608856" calcext:value-type="float">
            <text:p>19608856</text:p>
          </table:table-cell>
          <table:table-cell table:formula="of:=ROUND([.B230]/[.A230];0)" office:value-type="float" office:value="44667" calcext:value-type="float">
            <text:p>4466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0846664" calcext:value-type="float">
            <text:p>120846664</text:p>
          </table:table-cell>
          <table:table-cell table:formula="of:=ROUND([.B231]/[.A231];0)" office:value-type="float" office:value="275277" calcext:value-type="float">
            <text:p>27527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558411" calcext:value-type="float">
            <text:p>15558411</text:p>
          </table:table-cell>
          <table:table-cell table:formula="of:=ROUND([.B232]/[.A232];0)" office:value-type="float" office:value="35280" calcext:value-type="float">
            <text:p>3528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411108" calcext:value-type="float">
            <text:p>18411108</text:p>
          </table:table-cell>
          <table:table-cell table:formula="of:=ROUND([.B233]/[.A233];0)" office:value-type="float" office:value="41188" calcext:value-type="float">
            <text:p>4118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110776" calcext:value-type="float">
            <text:p>17110776</text:p>
          </table:table-cell>
          <table:table-cell table:formula="of:=ROUND([.B234]/[.A234];0)" office:value-type="float" office:value="38194" calcext:value-type="float">
            <text:p>381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8260309" calcext:value-type="float">
            <text:p>88260309</text:p>
          </table:table-cell>
          <table:table-cell table:formula="of:=ROUND([.B235]/[.A235];0)" office:value-type="float" office:value="196134" calcext:value-type="float">
            <text:p>1961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495729" calcext:value-type="float">
            <text:p>11495729</text:p>
          </table:table-cell>
          <table:table-cell table:formula="of:=ROUND([.B236]/[.A236];0)" office:value-type="float" office:value="25546" calcext:value-type="float">
            <text:p>2554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784640" calcext:value-type="float">
            <text:p>24784640</text:p>
          </table:table-cell>
          <table:table-cell table:formula="of:=ROUND([.B237]/[.A237];0)" office:value-type="float" office:value="54233" calcext:value-type="float">
            <text:p>542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011418" calcext:value-type="float">
            <text:p>27011418</text:p>
          </table:table-cell>
          <table:table-cell table:formula="of:=ROUND([.B238]/[.A238];0)" office:value-type="float" office:value="58848" calcext:value-type="float">
            <text:p>588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766753" calcext:value-type="float">
            <text:p>16766753</text:p>
          </table:table-cell>
          <table:table-cell table:formula="of:=ROUND([.B239]/[.A239];0)" office:value-type="float" office:value="36449" calcext:value-type="float">
            <text:p>364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1562318" calcext:value-type="float">
            <text:p>31562318</text:p>
          </table:table-cell>
          <table:table-cell table:formula="of:=ROUND([.B240]/[.A240];0)" office:value-type="float" office:value="68465" calcext:value-type="float">
            <text:p>684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363108" calcext:value-type="float">
            <text:p>16363108</text:p>
          </table:table-cell>
          <table:table-cell table:formula="of:=ROUND([.B241]/[.A241];0)" office:value-type="float" office:value="35341" calcext:value-type="float">
            <text:p>353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755061" calcext:value-type="float">
            <text:p>20755061</text:p>
          </table:table-cell>
          <table:table-cell table:formula="of:=ROUND([.B242]/[.A242];0)" office:value-type="float" office:value="44539" calcext:value-type="float">
            <text:p>445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110531" calcext:value-type="float">
            <text:p>15110531</text:p>
          </table:table-cell>
          <table:table-cell table:formula="of:=ROUND([.B243]/[.A243];0)" office:value-type="float" office:value="31745" calcext:value-type="float">
            <text:p>317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616969" calcext:value-type="float">
            <text:p>15616969</text:p>
          </table:table-cell>
          <table:table-cell table:formula="of:=ROUND([.B244]/[.A244];0)" office:value-type="float" office:value="32200" calcext:value-type="float">
            <text:p>32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023442" calcext:value-type="float">
            <text:p>38023442</text:p>
          </table:table-cell>
          <table:table-cell table:formula="of:=ROUND([.B245]/[.A245];0)" office:value-type="float" office:value="77599" calcext:value-type="float">
            <text:p>7759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742989" calcext:value-type="float">
            <text:p>34742989</text:p>
          </table:table-cell>
          <table:table-cell table:formula="of:=ROUND([.B246]/[.A246];0)" office:value-type="float" office:value="70188" calcext:value-type="float">
            <text:p>70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724281" calcext:value-type="float">
            <text:p>22724281</text:p>
          </table:table-cell>
          <table:table-cell table:formula="of:=ROUND([.B247]/[.A247];0)" office:value-type="float" office:value="45449" calcext:value-type="float">
            <text:p>454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574419" calcext:value-type="float">
            <text:p>23574419</text:p>
          </table:table-cell>
          <table:table-cell table:formula="of:=ROUND([.B248]/[.A248];0)" office:value-type="float" office:value="47055" calcext:value-type="float">
            <text:p>4705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3565769" calcext:value-type="float">
            <text:p>33565769</text:p>
          </table:table-cell>
          <table:table-cell table:formula="of:=ROUND([.B249]/[.A249];0)" office:value-type="float" office:value="66599" calcext:value-type="float">
            <text:p>6659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397748" calcext:value-type="float">
            <text:p>26397748</text:p>
          </table:table-cell>
          <table:table-cell table:formula="of:=ROUND([.B250]/[.A250];0)" office:value-type="float" office:value="51659" calcext:value-type="float">
            <text:p>516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473420" calcext:value-type="float">
            <text:p>12473420</text:p>
          </table:table-cell>
          <table:table-cell table:formula="of:=ROUND([.B251]/[.A251];0)" office:value-type="float" office:value="23624" calcext:value-type="float">
            <text:p>2362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989184" calcext:value-type="float">
            <text:p>20989184</text:p>
          </table:table-cell>
          <table:table-cell table:formula="of:=ROUND([.B252]/[.A252];0)" office:value-type="float" office:value="38512" calcext:value-type="float">
            <text:p>385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7906668" calcext:value-type="float">
            <text:p>37906668</text:p>
          </table:table-cell>
          <table:table-cell table:formula="of:=ROUND([.B253]/[.A253];0)" office:value-type="float" office:value="68547" calcext:value-type="float">
            <text:p>685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643613" calcext:value-type="float">
            <text:p>24643613</text:p>
          </table:table-cell>
          <table:table-cell table:formula="of:=ROUND([.B254]/[.A254];0)" office:value-type="float" office:value="44403" calcext:value-type="float">
            <text:p>4440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2266319" calcext:value-type="float">
            <text:p>42266319</text:p>
          </table:table-cell>
          <table:table-cell table:formula="of:=ROUND([.B255]/[.A255];0)" office:value-type="float" office:value="74940" calcext:value-type="float">
            <text:p>7494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143118" calcext:value-type="float">
            <text:p>17143118</text:p>
          </table:table-cell>
          <table:table-cell table:formula="of:=ROUND([.B256]/[.A256];0)" office:value-type="float" office:value="30396" calcext:value-type="float">
            <text:p>3039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6822614" calcext:value-type="float">
            <text:p>76822614</text:p>
          </table:table-cell>
          <table:table-cell table:formula="of:=ROUND([.B257]/[.A257];0)" office:value-type="float" office:value="131998" calcext:value-type="float">
            <text:p>1319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721182" calcext:value-type="float">
            <text:p>38721182</text:p>
          </table:table-cell>
          <table:table-cell table:formula="of:=ROUND([.B258]/[.A258];0)" office:value-type="float" office:value="66190" calcext:value-type="float">
            <text:p>6619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719396" calcext:value-type="float">
            <text:p>22719396</text:p>
          </table:table-cell>
          <table:table-cell table:formula="of:=ROUND([.B259]/[.A259];0)" office:value-type="float" office:value="38377" calcext:value-type="float">
            <text:p>3837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9144896" calcext:value-type="float">
            <text:p>59144896</text:p>
          </table:table-cell>
          <table:table-cell table:formula="of:=ROUND([.B260]/[.A260];0)" office:value-type="float" office:value="95704" calcext:value-type="float">
            <text:p>9570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611598" calcext:value-type="float">
            <text:p>21611598</text:p>
          </table:table-cell>
          <table:table-cell table:formula="of:=ROUND([.B261]/[.A261];0)" office:value-type="float" office:value="33611" calcext:value-type="float">
            <text:p>336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9969284" calcext:value-type="float">
            <text:p>29969284</text:p>
          </table:table-cell>
          <table:table-cell table:formula="of:=ROUND([.B262]/[.A262];0)" office:value-type="float" office:value="46178" calcext:value-type="float">
            <text:p>461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6103034" calcext:value-type="float">
            <text:p>36103034</text:p>
          </table:table-cell>
          <table:table-cell table:formula="of:=ROUND([.B263]/[.A263];0)" office:value-type="float" office:value="55373" calcext:value-type="float">
            <text:p>553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6827179" calcext:value-type="float">
            <text:p>36827179</text:p>
          </table:table-cell>
          <table:table-cell table:formula="of:=ROUND([.B264]/[.A264];0)" office:value-type="float" office:value="56311" calcext:value-type="float">
            <text:p>563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6936563" calcext:value-type="float">
            <text:p>36936563</text:p>
          </table:table-cell>
          <table:table-cell table:formula="of:=ROUND([.B265]/[.A265];0)" office:value-type="float" office:value="55795" calcext:value-type="float">
            <text:p>557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9137274" calcext:value-type="float">
            <text:p>29137274</text:p>
          </table:table-cell>
          <table:table-cell table:formula="of:=ROUND([.B266]/[.A266];0)" office:value-type="float" office:value="41985" calcext:value-type="float">
            <text:p>4198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4027589" calcext:value-type="float">
            <text:p>34027589</text:p>
          </table:table-cell>
          <table:table-cell table:formula="of:=ROUND([.B267]/[.A267];0)" office:value-type="float" office:value="47525" calcext:value-type="float">
            <text:p>475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7251337" calcext:value-type="float">
            <text:p>27251337</text:p>
          </table:table-cell>
          <table:table-cell table:formula="of:=ROUND([.B268]/[.A268];0)" office:value-type="float" office:value="37640" calcext:value-type="float">
            <text:p>3764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417250" calcext:value-type="float">
            <text:p>23417250</text:p>
          </table:table-cell>
          <table:table-cell table:formula="of:=ROUND([.B269]/[.A269];0)" office:value-type="float" office:value="32344" calcext:value-type="float">
            <text:p>3234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6163281" calcext:value-type="float">
            <text:p>66163281</text:p>
          </table:table-cell>
          <table:table-cell table:formula="of:=ROUND([.B270]/[.A270];0)" office:value-type="float" office:value="90884" calcext:value-type="float">
            <text:p>9088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3449626" calcext:value-type="float">
            <text:p>33449626</text:p>
          </table:table-cell>
          <table:table-cell table:formula="of:=ROUND([.B271]/[.A271];0)" office:value-type="float" office:value="45080" calcext:value-type="float">
            <text:p>4508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087426" calcext:value-type="float">
            <text:p>25087426</text:p>
          </table:table-cell>
          <table:table-cell table:formula="of:=ROUND([.B272]/[.A272];0)" office:value-type="float" office:value="33811" calcext:value-type="float">
            <text:p>338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7988992" calcext:value-type="float">
            <text:p>27988992</text:p>
          </table:table-cell>
          <table:table-cell table:formula="of:=ROUND([.B273]/[.A273];0)" office:value-type="float" office:value="36397" calcext:value-type="float">
            <text:p>3639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542355" calcext:value-type="float">
            <text:p>25542355</text:p>
          </table:table-cell>
          <table:table-cell table:formula="of:=ROUND([.B274]/[.A274];0)" office:value-type="float" office:value="33043" calcext:value-type="float">
            <text:p>3304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358160" calcext:value-type="float">
            <text:p>23358160</text:p>
          </table:table-cell>
          <table:table-cell table:formula="of:=ROUND([.B275]/[.A275];0)" office:value-type="float" office:value="30101" calcext:value-type="float">
            <text:p>3010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4768670" calcext:value-type="float">
            <text:p>34768670</text:p>
          </table:table-cell>
          <table:table-cell table:formula="of:=ROUND([.B276]/[.A276];0)" office:value-type="float" office:value="44632" calcext:value-type="float">
            <text:p>446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3402245" calcext:value-type="float">
            <text:p>63402245</text:p>
          </table:table-cell>
          <table:table-cell table:formula="of:=ROUND([.B277]/[.A277];0)" office:value-type="float" office:value="80155" calcext:value-type="float">
            <text:p>801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9242505" calcext:value-type="float">
            <text:p>49242505</text:p>
          </table:table-cell>
          <table:table-cell table:formula="of:=ROUND([.B278]/[.A278];0)" office:value-type="float" office:value="62253" calcext:value-type="float">
            <text:p>6225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1132631" calcext:value-type="float">
            <text:p>51132631</text:p>
          </table:table-cell>
          <table:table-cell table:formula="of:=ROUND([.B279]/[.A279];0)" office:value-type="float" office:value="63598" calcext:value-type="float">
            <text:p>6359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9992177" calcext:value-type="float">
            <text:p>79992177</text:p>
          </table:table-cell>
          <table:table-cell table:formula="of:=ROUND([.B280]/[.A280];0)" office:value-type="float" office:value="95799" calcext:value-type="float">
            <text:p>9579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391025" calcext:value-type="float">
            <text:p>22391025</text:p>
          </table:table-cell>
          <table:table-cell table:formula="of:=ROUND([.B281]/[.A281];0)" office:value-type="float" office:value="26250" calcext:value-type="float">
            <text:p>2625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384080" calcext:value-type="float">
            <text:p>22384080</text:p>
          </table:table-cell>
          <table:table-cell table:formula="of:=ROUND([.B282]/[.A282];0)"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3174419" calcext:value-type="float">
            <text:p>43174419</text:p>
          </table:table-cell>
          <table:table-cell table:formula="of:=ROUND([.B283]/[.A283];0)" office:value-type="float" office:value="48620" calcext:value-type="float">
            <text:p>486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8613916" calcext:value-type="float">
            <text:p>38613916</text:p>
          </table:table-cell>
          <table:table-cell table:formula="of:=ROUND([.B284]/[.A284];0)" office:value-type="float" office:value="43241" calcext:value-type="float">
            <text:p>4324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8973301" calcext:value-type="float">
            <text:p>58973301</text:p>
          </table:table-cell>
          <table:table-cell table:formula="of:=ROUND([.B285]/[.A285];0)" office:value-type="float" office:value="65672" calcext:value-type="float">
            <text:p>6567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6287281" calcext:value-type="float">
            <text:p>56287281</text:p>
          </table:table-cell>
          <table:table-cell table:formula="of:=ROUND([.B286]/[.A286];0)" office:value-type="float" office:value="62611" calcext:value-type="float">
            <text:p>626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4483936" calcext:value-type="float">
            <text:p>34483936</text:p>
          </table:table-cell>
          <table:table-cell table:formula="of:=ROUND([.B287]/[.A287];0)" office:value-type="float" office:value="38146" calcext:value-type="float">
            <text:p>3814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4960692" calcext:value-type="float">
            <text:p>74960692</text:p>
          </table:table-cell>
          <table:table-cell table:formula="of:=ROUND([.B288]/[.A288];0)" office:value-type="float" office:value="82829" calcext:value-type="float">
            <text:p>8282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3640143" calcext:value-type="float">
            <text:p>33640143</text:p>
          </table:table-cell>
          <table:table-cell table:formula="of:=ROUND([.B289]/[.A289];0)" office:value-type="float" office:value="36967" calcext:value-type="float">
            <text:p>3696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3170777" calcext:value-type="float">
            <text:p>43170777</text:p>
          </table:table-cell>
          <table:table-cell table:formula="of:=ROUND([.B290]/[.A290];0)" office:value-type="float" office:value="46722" calcext:value-type="float">
            <text:p>4672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608979" calcext:value-type="float">
            <text:p>29608979</text:p>
          </table:table-cell>
          <table:table-cell table:formula="of:=ROUND([.B291]/[.A291];0)" office:value-type="float" office:value="31838" calcext:value-type="float">
            <text:p>318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579943" calcext:value-type="float">
            <text:p>32579943</text:p>
          </table:table-cell>
          <table:table-cell table:formula="of:=ROUND([.B292]/[.A292];0)" office:value-type="float" office:value="35032" calcext:value-type="float">
            <text:p>3503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789017" calcext:value-type="float">
            <text:p>25789017</text:p>
          </table:table-cell>
          <table:table-cell table:formula="of:=ROUND([.B293]/[.A293];0)" office:value-type="float" office:value="27004" calcext:value-type="float">
            <text:p>2700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8637259" calcext:value-type="float">
            <text:p>38637259</text:p>
          </table:table-cell>
          <table:table-cell table:formula="of:=ROUND([.B294]/[.A294];0)" office:value-type="float" office:value="39628" calcext:value-type="float">
            <text:p>3962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4510013" calcext:value-type="float">
            <text:p>34510013</text:p>
          </table:table-cell>
          <table:table-cell table:formula="of:=ROUND([.B295]/[.A295];0)" office:value-type="float" office:value="34407" calcext:value-type="float">
            <text:p>344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2329034" calcext:value-type="float">
            <text:p>52329034</text:p>
          </table:table-cell>
          <table:table-cell table:formula="of:=ROUND([.B296]/[.A296];0)" office:value-type="float" office:value="51303" calcext:value-type="float">
            <text:p>5130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4201346" calcext:value-type="float">
            <text:p>34201346</text:p>
          </table:table-cell>
          <table:table-cell table:formula="of:=ROUND([.B297]/[.A297];0)" office:value-type="float" office:value="33109" calcext:value-type="float">
            <text:p>3310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6729795" calcext:value-type="float">
            <text:p>46729795</text:p>
          </table:table-cell>
          <table:table-cell table:formula="of:=ROUND([.B298]/[.A298];0)" office:value-type="float" office:value="45150" calcext:value-type="float">
            <text:p>4515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1814816" calcext:value-type="float">
            <text:p>41814816</text:p>
          </table:table-cell>
          <table:table-cell table:formula="of:=ROUND([.B299]/[.A299];0)" office:value-type="float" office:value="40245" calcext:value-type="float">
            <text:p>4024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5927834" calcext:value-type="float">
            <text:p>35927834</text:p>
          </table:table-cell>
          <table:table-cell table:formula="of:=ROUND([.B300]/[.A300];0)" office:value-type="float" office:value="34447" calcext:value-type="float">
            <text:p>3444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5327341" calcext:value-type="float">
            <text:p>35327341</text:p>
          </table:table-cell>
          <table:table-cell table:formula="of:=ROUND([.B301]/[.A301];0)" office:value-type="float" office:value="33774" calcext:value-type="float">
            <text:p>3377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5296137" calcext:value-type="float">
            <text:p>35296137</text:p>
          </table:table-cell>
          <table:table-cell table:formula="of:=ROUND([.B302]/[.A302];0)" office:value-type="float" office:value="33488" calcext:value-type="float">
            <text:p>3348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6413488" calcext:value-type="float">
            <text:p>66413488</text:p>
          </table:table-cell>
          <table:table-cell table:formula="of:=ROUND([.B303]/[.A303];0)" office:value-type="float" office:value="62951" calcext:value-type="float">
            <text:p>6295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7665656" calcext:value-type="float">
            <text:p>37665656</text:p>
          </table:table-cell>
          <table:table-cell table:formula="of:=ROUND([.B304]/[.A304];0)" office:value-type="float" office:value="35668" calcext:value-type="float">
            <text:p>3566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2114660" calcext:value-type="float">
            <text:p>42114660</text:p>
          </table:table-cell>
          <table:table-cell table:formula="of:=ROUND([.B305]/[.A305];0)" office:value-type="float" office:value="39806" calcext:value-type="float">
            <text:p>3980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3390367" calcext:value-type="float">
            <text:p>63390367</text:p>
          </table:table-cell>
          <table:table-cell table:formula="of:=ROUND([.B306]/[.A306];0)" office:value-type="float" office:value="58371" calcext:value-type="float">
            <text:p>5837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8037343" calcext:value-type="float">
            <text:p>38037343</text:p>
          </table:table-cell>
          <table:table-cell table:formula="of:=ROUND([.B307]/[.A307];0)" office:value-type="float" office:value="34993" calcext:value-type="float">
            <text:p>3499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8099933" calcext:value-type="float">
            <text:p>38099933</text:p>
          </table:table-cell>
          <table:table-cell table:formula="of:=ROUND([.B308]/[.A308];0)" office:value-type="float" office:value="34826" calcext:value-type="float">
            <text:p>3482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8024034" calcext:value-type="float">
            <text:p>38024034</text:p>
          </table:table-cell>
          <table:table-cell table:formula="of:=ROUND([.B309]/[.A309];0)" office:value-type="float" office:value="34693" calcext:value-type="float">
            <text:p>346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8053343" calcext:value-type="float">
            <text:p>38053343</text:p>
          </table:table-cell>
          <table:table-cell table:formula="of:=ROUND([.B310]/[.A310];0)" office:value-type="float" office:value="34594" calcext:value-type="float">
            <text:p>3459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6799761" calcext:value-type="float">
            <text:p>46799761</text:p>
          </table:table-cell>
          <table:table-cell table:formula="of:=ROUND([.B311]/[.A311];0)" office:value-type="float" office:value="42468" calcext:value-type="float">
            <text:p>4246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5725994" calcext:value-type="float">
            <text:p>55725994</text:p>
          </table:table-cell>
          <table:table-cell table:formula="of:=ROUND([.B312]/[.A312];0)" office:value-type="float" office:value="50294" calcext:value-type="float">
            <text:p>5029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5519199" calcext:value-type="float">
            <text:p>85519199</text:p>
          </table:table-cell>
          <table:table-cell table:formula="of:=ROUND([.B313]/[.A313];0)" office:value-type="float" office:value="76837" calcext:value-type="float">
            <text:p>7683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0734685" calcext:value-type="float">
            <text:p>60734685</text:p>
          </table:table-cell>
          <table:table-cell table:formula="of:=ROUND([.B314]/[.A314];0)" office:value-type="float" office:value="53843" calcext:value-type="float">
            <text:p>5384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9802122" calcext:value-type="float">
            <text:p>39802122</text:p>
          </table:table-cell>
          <table:table-cell table:formula="of:=ROUND([.B315]/[.A315];0)" office:value-type="float" office:value="33845" calcext:value-type="float">
            <text:p>3384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3094911" calcext:value-type="float">
            <text:p>73094911</text:p>
          </table:table-cell>
          <table:table-cell table:formula="of:=ROUND([.B316]/[.A316];0)" office:value-type="float" office:value="62050" calcext:value-type="float">
            <text:p>6205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9815888" calcext:value-type="float">
            <text:p>39815888</text:p>
          </table:table-cell>
          <table:table-cell table:formula="of:=ROUND([.B317]/[.A317];0)" office:value-type="float" office:value="32266" calcext:value-type="float">
            <text:p>3226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4396959" calcext:value-type="float">
            <text:p>64396959</text:p>
          </table:table-cell>
          <table:table-cell table:formula="of:=ROUND([.B318]/[.A318];0)" office:value-type="float" office:value="51435" calcext:value-type="float">
            <text:p>514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0382320" calcext:value-type="float">
            <text:p>60382320</text:p>
          </table:table-cell>
          <table:table-cell table:formula="of:=ROUND([.B319]/[.A319];0)" office:value-type="float" office:value="46129" calcext:value-type="float">
            <text:p>4612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0472631" calcext:value-type="float">
            <text:p>60472631</text:p>
          </table:table-cell>
          <table:table-cell table:formula="of:=ROUND([.B320]/[.A320];0)" office:value-type="float" office:value="45537" calcext:value-type="float">
            <text:p>4553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3680079" calcext:value-type="float">
            <text:p>43680079</text:p>
          </table:table-cell>
          <table:table-cell table:formula="of:=ROUND([.B321]/[.A321];0)" office:value-type="float" office:value="32719" calcext:value-type="float">
            <text:p>3271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8917469" calcext:value-type="float">
            <text:p>48917469</text:p>
          </table:table-cell>
          <table:table-cell table:formula="of:=ROUND([.B322]/[.A322];0)" office:value-type="float" office:value="36075" calcext:value-type="float">
            <text:p>3607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9631570" calcext:value-type="float">
            <text:p>49631570</text:p>
          </table:table-cell>
          <table:table-cell table:formula="of:=ROUND([.B323]/[.A323];0)" office:value-type="float" office:value="36494" calcext:value-type="float">
            <text:p>3649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3491282" calcext:value-type="float">
            <text:p>73491282</text:p>
          </table:table-cell>
          <table:table-cell table:formula="of:=ROUND([.B324]/[.A324];0)" office:value-type="float" office:value="53879" calcext:value-type="float">
            <text:p>5387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9095230" calcext:value-type="float">
            <text:p>39095230</text:p>
          </table:table-cell>
          <table:table-cell table:formula="of:=ROUND([.B325]/[.A325];0)" office:value-type="float" office:value="27747" calcext:value-type="float">
            <text:p>2774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1598338" calcext:value-type="float">
            <text:p>51598338</text:p>
          </table:table-cell>
          <table:table-cell table:formula="of:=ROUND([.B326]/[.A326];0)" office:value-type="float" office:value="36108" calcext:value-type="float">
            <text:p>3610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8569444" calcext:value-type="float">
            <text:p>68569444</text:p>
          </table:table-cell>
          <table:table-cell table:formula="of:=ROUND([.B327]/[.A327];0)" office:value-type="float" office:value="46583" calcext:value-type="float">
            <text:p>4658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1123136" calcext:value-type="float">
            <text:p>71123136</text:p>
          </table:table-cell>
          <table:table-cell table:formula="of:=ROUND([.B328]/[.A328];0)" office:value-type="float" office:value="48219" calcext:value-type="float">
            <text:p>4821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284099" calcext:value-type="float">
            <text:p>50284099</text:p>
          </table:table-cell>
          <table:table-cell table:formula="of:=ROUND([.B329]/[.A329];0)" office:value-type="float" office:value="32758" calcext:value-type="float">
            <text:p>3275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2877574" calcext:value-type="float">
            <text:p>52877574</text:p>
          </table:table-cell>
          <table:table-cell table:formula="of:=ROUND([.B330]/[.A330];0)" office:value-type="float" office:value="33382" calcext:value-type="float">
            <text:p>3338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3612940" calcext:value-type="float">
            <text:p>73612940</text:p>
          </table:table-cell>
          <table:table-cell table:formula="of:=ROUND([.B331]/[.A331];0)" office:value-type="float" office:value="46327" calcext:value-type="float">
            <text:p>4632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55784394" calcext:value-type="float">
            <text:p>55784394</text:p>
          </table:table-cell>
          <table:table-cell table:formula="of:=ROUND([.B332]/[.A332];0)" office:value-type="float" office:value="35018" calcext:value-type="float">
            <text:p>3501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1872402" calcext:value-type="float">
            <text:p>51872402</text:p>
          </table:table-cell>
          <table:table-cell table:formula="of:=ROUND([.B333]/[.A333];0)" office:value-type="float" office:value="32461" calcext:value-type="float">
            <text:p>3246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6139006" calcext:value-type="float">
            <text:p>66139006</text:p>
          </table:table-cell>
          <table:table-cell table:formula="of:=ROUND([.B334]/[.A334];0)" office:value-type="float" office:value="40651" calcext:value-type="float">
            <text:p>4065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1864903" calcext:value-type="float">
            <text:p>61864903</text:p>
          </table:table-cell>
          <table:table-cell table:formula="of:=ROUND([.B335]/[.A335];0)" office:value-type="float" office:value="37954" calcext:value-type="float">
            <text:p>3795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4029895" calcext:value-type="float">
            <text:p>54029895</text:p>
          </table:table-cell>
          <table:table-cell table:formula="of:=ROUND([.B336]/[.A336];0)" office:value-type="float" office:value="32706" calcext:value-type="float">
            <text:p>3270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9911594" calcext:value-type="float">
            <text:p>59911594</text:p>
          </table:table-cell>
          <table:table-cell table:formula="of:=ROUND([.B337]/[.A337];0)" office:value-type="float" office:value="36244" calcext:value-type="float">
            <text:p>3624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4684316" calcext:value-type="float">
            <text:p>74684316</text:p>
          </table:table-cell>
          <table:table-cell table:formula="of:=ROUND([.B338]/[.A338];0)" office:value-type="float" office:value="45045" calcext:value-type="float">
            <text:p>4504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7241719" calcext:value-type="float">
            <text:p>77241719</text:p>
          </table:table-cell>
          <table:table-cell table:formula="of:=ROUND([.B339]/[.A339];0)" office:value-type="float" office:value="46364" calcext:value-type="float">
            <text:p>4636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5164687" calcext:value-type="float">
            <text:p>55164687</text:p>
          </table:table-cell>
          <table:table-cell table:formula="of:=ROUND([.B340]/[.A340];0)" office:value-type="float" office:value="32836" calcext:value-type="float">
            <text:p>3283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57142717" calcext:value-type="float">
            <text:p>57142717</text:p>
          </table:table-cell>
          <table:table-cell table:formula="of:=ROUND([.B341]/[.A341];0)" office:value-type="float" office:value="33953" calcext:value-type="float">
            <text:p>3395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0698117" calcext:value-type="float">
            <text:p>50698117</text:p>
          </table:table-cell>
          <table:table-cell table:formula="of:=ROUND([.B342]/[.A342];0)" office:value-type="float" office:value="30088" calcext:value-type="float">
            <text:p>3008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7527046" calcext:value-type="float">
            <text:p>77527046</text:p>
          </table:table-cell>
          <table:table-cell table:formula="of:=ROUND([.B343]/[.A343];0)" office:value-type="float" office:value="45793" calcext:value-type="float">
            <text:p>4579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6341484" calcext:value-type="float">
            <text:p>56341484</text:p>
          </table:table-cell>
          <table:table-cell table:formula="of:=ROUND([.B344]/[.A344];0)" office:value-type="float" office:value="33201" calcext:value-type="float">
            <text:p>3320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5866593" calcext:value-type="float">
            <text:p>55866593</text:p>
          </table:table-cell>
          <table:table-cell table:formula="of:=ROUND([.B345]/[.A345];0)" office:value-type="float" office:value="32882" calcext:value-type="float">
            <text:p>3288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4653038" calcext:value-type="float">
            <text:p>74653038</text:p>
          </table:table-cell>
          <table:table-cell table:formula="of:=ROUND([.B346]/[.A346];0)" office:value-type="float" office:value="43403" calcext:value-type="float">
            <text:p>4340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2418660" calcext:value-type="float">
            <text:p>62418660</text:p>
          </table:table-cell>
          <table:table-cell table:formula="of:=ROUND([.B347]/[.A347];0)" office:value-type="float" office:value="35008" calcext:value-type="float">
            <text:p>3500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2898397" calcext:value-type="float">
            <text:p>72898397</text:p>
          </table:table-cell>
          <table:table-cell table:formula="of:=ROUND([.B348]/[.A348];0)" office:value-type="float" office:value="40657" calcext:value-type="float">
            <text:p>4065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0017067" calcext:value-type="float">
            <text:p>60017067</text:p>
          </table:table-cell>
          <table:table-cell table:formula="of:=ROUND([.B349]/[.A349];0)" office:value-type="float" office:value="32337" calcext:value-type="float">
            <text:p>3233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8169178" calcext:value-type="float">
            <text:p>48169178</text:p>
          </table:table-cell>
          <table:table-cell table:formula="of:=ROUND([.B350]/[.A350];0)" office:value-type="float" office:value="25677" calcext:value-type="float">
            <text:p>2567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2222189" calcext:value-type="float">
            <text:p>62222189</text:p>
          </table:table-cell>
          <table:table-cell table:formula="of:=ROUND([.B351]/[.A351];0)" office:value-type="float" office:value="32323" calcext:value-type="float">
            <text:p>3232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2999423" calcext:value-type="float">
            <text:p>82999423</text:p>
          </table:table-cell>
          <table:table-cell table:formula="of:=ROUND([.B352]/[.A352];0)" office:value-type="float" office:value="41438" calcext:value-type="float">
            <text:p>41438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94488609" calcext:value-type="float">
            <text:p>94488609</text:p>
          </table:table-cell>
          <table:table-cell table:formula="of:=ROUND([.B353]/[.A353];0)" office:value-type="float" office:value="45669" calcext:value-type="float">
            <text:p>4566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17672957" calcext:value-type="float">
            <text:p>117672957</text:p>
          </table:table-cell>
          <table:table-cell table:formula="of:=ROUND([.B354]/[.A354];0)" office:value-type="float" office:value="55769" calcext:value-type="float">
            <text:p>55769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26164915" calcext:value-type="float">
            <text:p>126164915</text:p>
          </table:table-cell>
          <table:table-cell table:formula="of:=ROUND([.B355]/[.A355];0)" office:value-type="float" office:value="58873" calcext:value-type="float">
            <text:p>5887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08472991" calcext:value-type="float">
            <text:p>108472991</text:p>
          </table:table-cell>
          <table:table-cell table:formula="of:=ROUND([.B356]/[.A356];0)" office:value-type="float" office:value="50312" calcext:value-type="float">
            <text:p>5031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21544576" calcext:value-type="float">
            <text:p>121544576</text:p>
          </table:table-cell>
          <table:table-cell table:formula="of:=ROUND([.B357]/[.A357];0)" office:value-type="float" office:value="56297" calcext:value-type="float">
            <text:p>56297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01868208" calcext:value-type="float">
            <text:p>101868208</text:p>
          </table:table-cell>
          <table:table-cell table:formula="of:=ROUND([.B358]/[.A358];0)" office:value-type="float" office:value="47118" calcext:value-type="float">
            <text:p>47118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86652217" calcext:value-type="float">
            <text:p>286652217</text:p>
          </table:table-cell>
          <table:table-cell table:formula="of:=ROUND([.B359]/[.A359];0)" office:value-type="float" office:value="131855" calcext:value-type="float">
            <text:p>13185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90332554" calcext:value-type="float">
            <text:p>90332554</text:p>
          </table:table-cell>
          <table:table-cell table:formula="of:=ROUND([.B360]/[.A360];0)" office:value-type="float" office:value="40508" calcext:value-type="float">
            <text:p>40508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96915947" calcext:value-type="float">
            <text:p>96915947</text:p>
          </table:table-cell>
          <table:table-cell table:formula="of:=ROUND([.B361]/[.A361];0)" office:value-type="float" office:value="40876" calcext:value-type="float">
            <text:p>4087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59460551" calcext:value-type="float">
            <text:p>59460551</text:p>
          </table:table-cell>
          <table:table-cell table:formula="of:=ROUND([.B362]/[.A362];0)" office:value-type="float" office:value="24858" calcext:value-type="float">
            <text:p>2485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96485312" calcext:value-type="float">
            <text:p>96485312</text:p>
          </table:table-cell>
          <table:table-cell table:formula="of:=ROUND([.B363]/[.A363];0)" office:value-type="float" office:value="40303" calcext:value-type="float">
            <text:p>4030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86242275" calcext:value-type="float">
            <text:p>86242275</text:p>
          </table:table-cell>
          <table:table-cell table:formula="of:=ROUND([.B364]/[.A364];0)" office:value-type="float" office:value="35964" calcext:value-type="float">
            <text:p>3596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12713634" calcext:value-type="float">
            <text:p>112713634</text:p>
          </table:table-cell>
          <table:table-cell table:formula="of:=ROUND([.B365]/[.A365];0)" office:value-type="float" office:value="46847" calcext:value-type="float">
            <text:p>4684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80570339" calcext:value-type="float">
            <text:p>80570339</text:p>
          </table:table-cell>
          <table:table-cell table:formula="of:=ROUND([.B366]/[.A366];0)" office:value-type="float" office:value="33349" calcext:value-type="float">
            <text:p>33349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17763025" calcext:value-type="float">
            <text:p>117763025</text:p>
          </table:table-cell>
          <table:table-cell table:formula="of:=ROUND([.B367]/[.A367];0)" office:value-type="float" office:value="47237" calcext:value-type="float">
            <text:p>4723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4588687" calcext:value-type="float">
            <text:p>64588687</text:p>
          </table:table-cell>
          <table:table-cell table:formula="of:=ROUND([.B368]/[.A368];0)" office:value-type="float" office:value="25369" calcext:value-type="float">
            <text:p>25369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94312047" calcext:value-type="float">
            <text:p>94312047</text:p>
          </table:table-cell>
          <table:table-cell table:formula="of:=ROUND([.B369]/[.A369];0)" office:value-type="float" office:value="36712" calcext:value-type="float">
            <text:p>3671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43844548" calcext:value-type="float">
            <text:p>143844548</text:p>
          </table:table-cell>
          <table:table-cell table:formula="of:=ROUND([.B370]/[.A370];0)" office:value-type="float" office:value="54425" calcext:value-type="float">
            <text:p>54425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28203857" calcext:value-type="float">
            <text:p>128203857</text:p>
          </table:table-cell>
          <table:table-cell table:formula="of:=ROUND([.B371]/[.A371];0)" office:value-type="float" office:value="48415" calcext:value-type="float">
            <text:p>4841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32645479" calcext:value-type="float">
            <text:p>132645479</text:p>
          </table:table-cell>
          <table:table-cell table:formula="of:=ROUND([.B372]/[.A372];0)" office:value-type="float" office:value="49274" calcext:value-type="float">
            <text:p>4927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95127916" calcext:value-type="float">
            <text:p>95127916</text:p>
          </table:table-cell>
          <table:table-cell table:formula="of:=ROUND([.B373]/[.A373];0)" office:value-type="float" office:value="35012" calcext:value-type="float">
            <text:p>3501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57362220" calcext:value-type="float">
            <text:p>157362220</text:p>
          </table:table-cell>
          <table:table-cell table:formula="of:=ROUND([.B374]/[.A374];0)" office:value-type="float" office:value="57621" calcext:value-type="float">
            <text:p>5762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96400842" calcext:value-type="float">
            <text:p>196400842</text:p>
          </table:table-cell>
          <table:table-cell table:formula="of:=ROUND([.B375]/[.A375];0)" office:value-type="float" office:value="70928" calcext:value-type="float">
            <text:p>70928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34527059" calcext:value-type="float">
            <text:p>134527059</text:p>
          </table:table-cell>
          <table:table-cell table:formula="of:=ROUND([.B376]/[.A376];0)" office:value-type="float" office:value="47994" calcext:value-type="float">
            <text:p>4799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75025691" calcext:value-type="float">
            <text:p>175025691</text:p>
          </table:table-cell>
          <table:table-cell table:formula="of:=ROUND([.B377]/[.A377];0)" office:value-type="float" office:value="62265" calcext:value-type="float">
            <text:p>6226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16207277" calcext:value-type="float">
            <text:p>116207277</text:p>
          </table:table-cell>
          <table:table-cell table:formula="of:=ROUND([.B378]/[.A378];0)" office:value-type="float" office:value="39893" calcext:value-type="float">
            <text:p>3989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10120832" calcext:value-type="float">
            <text:p>110120832</text:p>
          </table:table-cell>
          <table:table-cell table:formula="of:=ROUND([.B379]/[.A379];0)" office:value-type="float" office:value="37469" calcext:value-type="float">
            <text:p>37469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9307311" calcext:value-type="float">
            <text:p>159307311</text:p>
          </table:table-cell>
          <table:table-cell table:formula="of:=ROUND([.B380]/[.A380];0)" office:value-type="float" office:value="51790" calcext:value-type="float">
            <text:p>5179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7863467" calcext:value-type="float">
            <text:p>157863467</text:p>
          </table:table-cell>
          <table:table-cell table:formula="of:=ROUND([.B381]/[.A381];0)" office:value-type="float" office:value="50147" calcext:value-type="float">
            <text:p>50147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162826140" calcext:value-type="float">
            <text:p>162826140</text:p>
          </table:table-cell>
          <table:table-cell table:formula="of:=ROUND([.B382]/[.A382];0)" office:value-type="float" office:value="45970" calcext:value-type="float">
            <text:p>4597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34545045" calcext:value-type="float">
            <text:p>134545045</text:p>
          </table:table-cell>
          <table:table-cell table:formula="of:=ROUND([.B383]/[.A383];0)" office:value-type="float" office:value="37932" calcext:value-type="float">
            <text:p>37932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164371656" calcext:value-type="float">
            <text:p>164371656</text:p>
          </table:table-cell>
          <table:table-cell table:formula="of:=ROUND([.B384]/[.A384];0)" office:value-type="float" office:value="46263" calcext:value-type="float">
            <text:p>4626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83783434" calcext:value-type="float">
            <text:p>183783434</text:p>
          </table:table-cell>
          <table:table-cell table:formula="of:=ROUND([.B385]/[.A385];0)" office:value-type="float" office:value="50629" calcext:value-type="float">
            <text:p>50629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91028613" calcext:value-type="float">
            <text:p>191028613</text:p>
          </table:table-cell>
          <table:table-cell table:formula="of:=ROUND([.B386]/[.A386];0)" office:value-type="float" office:value="52437" calcext:value-type="float">
            <text:p>52437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29810274" calcext:value-type="float">
            <text:p>129810274</text:p>
          </table:table-cell>
          <table:table-cell table:formula="of:=ROUND([.B387]/[.A387];0)" office:value-type="float" office:value="34727" calcext:value-type="float">
            <text:p>34727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93896717" calcext:value-type="float">
            <text:p>293896717</text:p>
          </table:table-cell>
          <table:table-cell table:formula="of:=ROUND([.B388]/[.A388];0)" office:value-type="float" office:value="78102" calcext:value-type="float">
            <text:p>78102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273807557" calcext:value-type="float">
            <text:p>273807557</text:p>
          </table:table-cell>
          <table:table-cell table:formula="of:=ROUND([.B389]/[.A389];0)" office:value-type="float" office:value="71045" calcext:value-type="float">
            <text:p>7104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534299204" calcext:value-type="float">
            <text:p>534299204</text:p>
          </table:table-cell>
          <table:table-cell table:formula="of:=ROUND([.B390]/[.A390];0)" office:value-type="float" office:value="137919" calcext:value-type="float">
            <text:p>137919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503169294" calcext:value-type="float">
            <text:p>503169294</text:p>
          </table:table-cell>
          <table:table-cell table:formula="of:=ROUND([.B391]/[.A391];0)" office:value-type="float" office:value="117673" calcext:value-type="float">
            <text:p>117673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551369765" calcext:value-type="float">
            <text:p>551369765</text:p>
          </table:table-cell>
          <table:table-cell table:formula="of:=ROUND([.B392]/[.A392];0)" office:value-type="float" office:value="128047" calcext:value-type="float">
            <text:p>128047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625834756" calcext:value-type="float">
            <text:p>625834756</text:p>
          </table:table-cell>
          <table:table-cell table:formula="of:=ROUND([.B393]/[.A393];0)" office:value-type="float" office:value="144936" calcext:value-type="float">
            <text:p>144936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209172475" calcext:value-type="float">
            <text:p>209172475</text:p>
          </table:table-cell>
          <table:table-cell table:formula="of:=ROUND([.B394]/[.A394];0)" office:value-type="float" office:value="40256" calcext:value-type="float">
            <text:p>40256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573332618" calcext:value-type="float">
            <text:p>573332618</text:p>
          </table:table-cell>
          <table:table-cell table:formula="of:=ROUND([.B395]/[.A395];0)" office:value-type="float" office:value="80063" calcext:value-type="float">
            <text:p>80063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349235423" calcext:value-type="float">
            <text:p>349235423</text:p>
          </table:table-cell>
          <table:table-cell table:formula="of:=ROUND([.B396]/[.A396];0)" office:value-type="float" office:value="45688" calcext:value-type="float">
            <text:p>45688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1021763535" calcext:value-type="float">
            <text:p>1021763535</text:p>
          </table:table-cell>
          <table:table-cell table:formula="of:=ROUND([.B397]/[.A397];0)" office:value-type="float" office:value="126959" calcext:value-type="float">
            <text:p>126959</text:p>
          </table:table-cell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665616678" calcext:value-type="float">
            <text:p>665616678</text:p>
          </table:table-cell>
          <table:table-cell table:formula="of:=ROUND([.B398]/[.A398];0)" office:value-type="float" office:value="71319" calcext:value-type="float">
            <text:p>71319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1324707594" calcext:value-type="float">
            <text:p>1324707594</text:p>
          </table:table-cell>
          <table:table-cell table:formula="of:=ROUND([.B399]/[.A399];0)" office:value-type="float" office:value="139238" calcext:value-type="float">
            <text:p>139238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float" office:value="1347454817" calcext:value-type="float">
            <text:p>1347454817</text:p>
          </table:table-cell>
          <table:table-cell table:formula="of:=ROUND([.B400]/[.A400];0)" office:value-type="float" office:value="120783" calcext:value-type="float">
            <text:p>120783</text:p>
          </table:table-cell>
        </table:table-row>
        <table:table-row table:style-name="ro1">
          <table:table-cell office:value-type="float" office:value="12831" calcext:value-type="float">
            <text:p>12831</text:p>
          </table:table-cell>
          <table:table-cell office:value-type="float" office:value="1671227019" calcext:value-type="float">
            <text:p>1671227019</text:p>
          </table:table-cell>
          <table:table-cell table:formula="of:=ROUND([.B401]/[.A401];0)" office:value-type="float" office:value="130249" calcext:value-type="float">
            <text:p>130249</text:p>
          </table:table-cell>
        </table:table-row>
        <table:table-row table:style-name="ro1">
          <table:table-cell office:value-type="float" office:value="12842" calcext:value-type="float">
            <text:p>12842</text:p>
          </table:table-cell>
          <table:table-cell office:value-type="float" office:value="979687534" calcext:value-type="float">
            <text:p>979687534</text:p>
          </table:table-cell>
          <table:table-cell table:formula="of:=ROUND([.B402]/[.A402];0)" office:value-type="float" office:value="76288" calcext:value-type="float">
            <text:p>76288</text:p>
          </table:table-cell>
        </table:table-row>
        <table:table-row table:style-name="ro1">
          <table:table-cell office:value-type="float" office:value="34378" calcext:value-type="float">
            <text:p>34378</text:p>
          </table:table-cell>
          <table:table-cell office:value-type="float" office:value="3962205154" calcext:value-type="float">
            <text:p>3962205154</text:p>
          </table:table-cell>
          <table:table-cell table:formula="of:=ROUND([.B403]/[.A403];0)" office:value-type="float" office:value="115254" calcext:value-type="float">
            <text:p>115254</text:p>
          </table:table-cell>
        </table:table-row>
        <table:table-row table:style-name="ro1">
          <table:table-cell office:value-type="float" office:value="37399" calcext:value-type="float">
            <text:p>37399</text:p>
          </table:table-cell>
          <table:table-cell office:value-type="float" office:value="3715037318" calcext:value-type="float">
            <text:p>3715037318</text:p>
          </table:table-cell>
          <table:table-cell table:formula="of:=ROUND([.B404]/[.A404];0)" office:value-type="float" office:value="99335" calcext:value-type="float">
            <text:p>99335</text:p>
          </table:table-cell>
        </table:table-row>
        <table:table-row table:style-name="ro1">
          <table:table-cell office:value-type="float" office:value="37996" calcext:value-type="float">
            <text:p>37996</text:p>
          </table:table-cell>
          <table:table-cell office:value-type="float" office:value="7124349404" calcext:value-type="float">
            <text:p>7124349404</text:p>
          </table:table-cell>
          <table:table-cell table:formula="of:=ROUND([.B405]/[.A405];0)" office:value-type="float" office:value="187503" calcext:value-type="float">
            <text:p>187503</text:p>
          </table:table-cell>
        </table:table-row>
        <table:table-row table:style-name="ro1">
          <table:table-cell office:value-type="float" office:value="41367" calcext:value-type="float">
            <text:p>41367</text:p>
          </table:table-cell>
          <table:table-cell office:value-type="float" office:value="7337237271" calcext:value-type="float">
            <text:p>7337237271</text:p>
          </table:table-cell>
          <table:table-cell table:formula="of:=ROUND([.B406]/[.A406];0)" office:value-type="float" office:value="177369" calcext:value-type="float">
            <text:p>177369</text:p>
          </table:table-cell>
        </table:table-row>
        <table:table-row table:style-name="ro1">
          <table:table-cell office:value-type="float" office:value="111169" calcext:value-type="float">
            <text:p>111169</text:p>
          </table:table-cell>
          <table:table-cell office:value-type="float" office:value="31021201284" calcext:value-type="float">
            <text:p>31021201284</text:p>
          </table:table-cell>
          <table:table-cell table:formula="of:=ROUND([.B407]/[.A407];0)" office:value-type="float" office:value="279045" calcext:value-type="float">
            <text:p>279045</text:p>
          </table:table-cell>
        </table:table-row>
        <table:table-row table:style-name="ro1">
          <table:table-cell table:number-columns-repeated="2"/>
          <table:table-cell table:formula="of:=AVERAGE([.C1:.C407])" office:value-type="float" office:value="59098.3464373464" calcext:value-type="float">
            <text:p>59098,3464373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08:45:53.5846820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08:46:34.746987579</dc:date>
    <meta:editing-duration>PT2M1S</meta:editing-duration>
    <meta:editing-cycles>2</meta:editing-cycles>
    <meta:generator>LibreOffice/5.2.2.2$Linux_X86_64 LibreOffice_project/20m0$Build-2</meta:generator>
    <meta:document-statistic meta:table-count="1" meta:cell-count="1222" meta:object-count="0"/>
  </office:meta>
</office:document-meta>
</file>